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3"/>
    <style:style style:name="P27" style:family="paragraph" style:parent-style-name="Heading_20_5">
      <style:paragraph-properties fo:break-before="page"/>
    </style:style>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19"/>
    <style:style style:name="P40" style:family="paragraph" style:parent-style-name="Text_20_body" style:list-style-name="L20">
      <style:paragraph-properties fo:margin-top="0cm" fo:margin-bottom="0cm" style:contextual-spacing="false"/>
    </style:style>
    <style:style style:name="P41" style:family="paragraph" style:parent-style-name="Text_20_body" style:list-style-name="L20"/>
    <style:style style:name="P42" style:family="paragraph" style:parent-style-name="Standard">
      <style:paragraph-properties fo:margin-top="0cm" fo:margin-bottom="0.499cm" style:contextual-spacing="false"/>
    </style:style>
    <style:style style:name="P43" style:family="paragraph" style:parent-style-name="Standard">
      <style:paragraph-properties fo:margin-top="0cm" fo:margin-bottom="0.499cm" style:contextual-spacing="false" fo:break-before="page"/>
    </style:style>
    <style:style style:name="P44" style:family="paragraph" style:parent-style-name="Text_20_body" style:list-style-name="L21"/>
    <style:style style:name="P45" style:family="paragraph" style:parent-style-name="Text_20_body" style:list-style-name="L21">
      <style:paragraph-properties fo:margin-top="0cm" fo:margin-bottom="0cm" style:contextual-spacing="false"/>
    </style:style>
    <style:style style:name="P46" style:family="paragraph" style:parent-style-name="Text_20_body">
      <style:paragraph-properties fo:break-before="page"/>
    </style:style>
    <style:style style:name="P47" style:family="paragraph" style:parent-style-name="Text_20_body" style:list-style-name="L22">
      <style:paragraph-properties fo:margin-top="0cm" fo:margin-bottom="0cm" style:contextual-spacing="false"/>
    </style:style>
    <style:style style:name="P48" style:family="paragraph" style:parent-style-name="Text_20_body" style:list-style-name="L22"/>
    <style:style style:name="P49" style:family="paragraph" style:parent-style-name="Text_20_body" style:list-style-name="L23">
      <style:paragraph-properties fo:margin-top="0cm" fo:margin-bottom="0cm" style:contextual-spacing="false"/>
    </style:style>
    <style:style style:name="P50" style:family="paragraph" style:parent-style-name="Text_20_body" style:list-style-name="L23"/>
    <style:style style:name="P51" style:family="paragraph" style:parent-style-name="Text_20_body" style:list-style-name="L24">
      <style:paragraph-properties fo:margin-top="0cm" fo:margin-bottom="0cm" style:contextual-spacing="false"/>
    </style:style>
    <style:style style:name="P52" style:family="paragraph" style:parent-style-name="Text_20_body" style:list-style-name="L24"/>
    <style:style style:name="P53" style:family="paragraph" style:parent-style-name="Text_20_body" style:list-style-name="L25">
      <style:paragraph-properties fo:margin-top="0cm" fo:margin-bottom="0cm" style:contextual-spacing="false"/>
    </style:style>
    <style:style style:name="P54" style:family="paragraph" style:parent-style-name="Text_20_body" style:list-style-name="L25"/>
    <style:style style:name="P55" style:family="paragraph" style:parent-style-name="Text_20_body" style:list-style-name="L26">
      <style:paragraph-properties fo:margin-top="0cm" fo:margin-bottom="0cm" style:contextual-spacing="false"/>
    </style:style>
    <style:style style:name="P56" style:family="paragraph" style:parent-style-name="Text_20_body" style:list-style-name="L26"/>
    <style:style style:name="P57" style:family="paragraph" style:parent-style-name="Text_20_body" style:list-style-name="L27">
      <style:paragraph-properties fo:margin-top="0cm" fo:margin-bottom="0cm" style:contextual-spacing="false"/>
    </style:style>
    <style:style style:name="P58" style:family="paragraph" style:parent-style-name="Text_20_body" style:list-style-name="L27"/>
    <style:style style:name="P59" style:family="paragraph" style:parent-style-name="Text_20_body" style:list-style-name="L28">
      <style:paragraph-properties fo:margin-top="0cm" fo:margin-bottom="0cm" style:contextual-spacing="false"/>
    </style:style>
    <style:style style:name="P60" style:family="paragraph" style:parent-style-name="Text_20_body" style:list-style-name="L28"/>
    <style:style style:name="P61" style:family="paragraph" style:parent-style-name="Text_20_body" style:list-style-name="L29">
      <style:paragraph-properties fo:margin-top="0cm" fo:margin-bottom="0cm" style:contextual-spacing="false"/>
    </style:style>
    <style:style style:name="P62" style:family="paragraph" style:parent-style-name="Text_20_body" style:list-style-name="L29"/>
    <style:style style:name="P63" style:family="paragraph" style:parent-style-name="Text_20_body" style:list-style-name="L30">
      <style:paragraph-properties fo:margin-top="0cm" fo:margin-bottom="0cm" style:contextual-spacing="false"/>
    </style:style>
    <style:style style:name="P64" style:family="paragraph" style:parent-style-name="Text_20_body" style:list-style-name="L30"/>
    <style:style style:name="P65" style:family="paragraph" style:parent-style-name="Text_20_body" style:list-style-name="L31">
      <style:paragraph-properties fo:margin-top="0cm" fo:margin-bottom="0cm" style:contextual-spacing="false"/>
    </style:style>
    <style:style style:name="P66" style:family="paragraph" style:parent-style-name="Text_20_body" style:list-style-name="L31"/>
    <style:style style:name="P67" style:family="paragraph" style:parent-style-name="Text_20_body" style:list-style-name="L32">
      <style:paragraph-properties fo:margin-top="0cm" fo:margin-bottom="0cm" style:contextual-spacing="false"/>
    </style:style>
    <style:style style:name="P68" style:family="paragraph" style:parent-style-name="Text_20_body" style:list-style-name="L32"/>
    <style:style style:name="P69" style:family="paragraph" style:parent-style-name="Text_20_body" style:list-style-name="L33">
      <style:paragraph-properties fo:margin-top="0cm" fo:margin-bottom="0cm" style:contextual-spacing="false"/>
    </style:style>
    <style:style style:name="P70" style:family="paragraph" style:parent-style-name="Text_20_body" style:list-style-name="L33"/>
    <style:style style:name="P71" style:family="paragraph" style:parent-style-name="Text_20_body" style:list-style-name="L34">
      <style:paragraph-properties fo:margin-top="0cm" fo:margin-bottom="0cm" style:contextual-spacing="false"/>
    </style:style>
    <style:style style:name="P72" style:family="paragraph" style:parent-style-name="Text_20_body" style:list-style-name="L34"/>
    <style:style style:name="P73" style:family="paragraph" style:parent-style-name="Text_20_body" style:list-style-name="L35">
      <style:paragraph-properties fo:margin-top="0cm" fo:margin-bottom="0cm" style:contextual-spacing="false"/>
    </style:style>
    <style:style style:name="P74" style:family="paragraph" style:parent-style-name="Text_20_body" style:list-style-name="L35"/>
    <style:style style:name="P75" style:family="paragraph" style:parent-style-name="Text_20_body" style:list-style-name="L36">
      <style:paragraph-properties fo:margin-top="0cm" fo:margin-bottom="0cm" style:contextual-spacing="false"/>
    </style:style>
    <style:style style:name="P76" style:family="paragraph" style:parent-style-name="Text_20_body" style:list-style-name="L36"/>
    <style:style style:name="P77" style:family="paragraph" style:parent-style-name="Text_20_body" style:list-style-name="L37">
      <style:paragraph-properties fo:margin-top="0cm" fo:margin-bottom="0cm" style:contextual-spacing="false"/>
    </style:style>
    <style:style style:name="P78" style:family="paragraph" style:parent-style-name="Text_20_body" style:list-style-name="L37"/>
    <style:style style:name="P79" style:family="paragraph" style:parent-style-name="Text_20_body" style:list-style-name="L38">
      <style:paragraph-properties fo:margin-top="0cm" fo:margin-bottom="0cm" style:contextual-spacing="false"/>
    </style:style>
    <style:style style:name="P80" style:family="paragraph" style:parent-style-name="Text_20_body" style:list-style-name="L38"/>
    <style:style style:name="P81" style:family="paragraph" style:parent-style-name="Text_20_body" style:list-style-name="L39">
      <style:paragraph-properties fo:margin-top="0cm" fo:margin-bottom="0cm" style:contextual-spacing="false"/>
    </style:style>
    <style:style style:name="P82" style:family="paragraph" style:parent-style-name="Text_20_body" style:list-style-name="L39"/>
    <style:style style:name="P83" style:family="paragraph" style:parent-style-name="Text_20_body">
      <style:paragraph-properties fo:margin-top="0cm" fo:margin-bottom="0cm" style:contextual-spacing="false"/>
    </style:style>
    <style:style style:name="P84" style:family="paragraph" style:parent-style-name="Text_20_body">
      <style:paragraph-properties fo:margin-top="0cm" fo:margin-bottom="0cm" style:contextual-spacing="false" fo:break-before="page"/>
    </style:style>
    <style:style style:name="P85" style:family="paragraph" style:parent-style-name="Heading_20_3">
      <style:paragraph-properties fo:margin-top="0cm" fo:margin-bottom="0cm" style:contextual-spacing="false"/>
    </style:style>
    <style:style style:name="P86" style:family="paragraph" style:parent-style-name="Text_20_body" style:list-style-name="L40"/>
    <style:style style:name="P87" style:family="paragraph" style:parent-style-name="Text_20_body" style:list-style-name="L40">
      <style:paragraph-properties fo:margin-top="0cm" fo:margin-bottom="0cm" style:contextual-spacing="false"/>
    </style:style>
    <style:style style:name="P88" style:family="paragraph" style:parent-style-name="Text_20_body" style:list-style-name="L41">
      <style:paragraph-properties fo:margin-top="0cm" fo:margin-bottom="0cm" style:contextual-spacing="false"/>
    </style:style>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42">
      <style:paragraph-properties fo:margin-top="0cm" fo:margin-bottom="0cm" style:contextual-spacing="false"/>
    </style:style>
    <style:style style:name="P92" style:family="paragraph" style:parent-style-name="Text_20_body" style:list-style-name="L43">
      <style:paragraph-properties fo:margin-top="0cm" fo:margin-bottom="0cm" style:contextual-spacing="false"/>
    </style:style>
    <style:style style:name="P93" style:family="paragraph" style:parent-style-name="Text_20_body" style:list-style-name="L43"/>
    <style:style style:name="P94" style:family="paragraph" style:parent-style-name="Standard">
      <style:paragraph-properties fo:break-before="page"/>
    </style:style>
    <style:style style:name="P95" style:family="paragraph" style:parent-style-name="Text_20_body" style:list-style-name="L44"/>
    <style:style style:name="P96" style:family="paragraph" style:parent-style-name="Text_20_body" style:list-style-name="L44">
      <style:paragraph-properties fo:margin-top="0cm" fo:margin-bottom="0cm" style:contextual-spacing="false"/>
    </style:style>
    <style:style style:name="P97" style:family="paragraph" style:parent-style-name="Text_20_body" style:list-style-name="L45">
      <style:paragraph-properties fo:margin-top="0cm" fo:margin-bottom="0cm" style:contextual-spacing="false"/>
    </style:style>
    <style:style style:name="P98" style:family="paragraph" style:parent-style-name="Text_20_body" style:list-style-name="L45"/>
    <style:style style:name="P99" style:family="paragraph" style:parent-style-name="Text_20_body" style:list-style-name="L46"/>
    <style:style style:name="P100" style:family="paragraph" style:parent-style-name="Text_20_body" style:list-style-name="L46">
      <style:paragraph-properties fo:margin-top="0cm" fo:margin-bottom="0cm" style:contextual-spacing="false"/>
    </style:style>
    <style:style style:name="P101" style:family="paragraph" style:parent-style-name="Text_20_body" style:list-style-name="L47">
      <style:paragraph-properties fo:margin-top="0cm" fo:margin-bottom="0cm" style:contextual-spacing="false"/>
    </style:style>
    <style:style style:name="P102" style:family="paragraph" style:parent-style-name="Text_20_body" style:list-style-name="L47"/>
    <style:style style:name="P103" style:family="paragraph" style:parent-style-name="Text_20_body" style:list-style-name="L48"/>
    <style:style style:name="P104" style:family="paragraph" style:parent-style-name="Text_20_body" style:list-style-name="L48">
      <style:paragraph-properties fo:margin-top="0cm" fo:margin-bottom="0cm" style:contextual-spacing="false"/>
    </style:style>
    <style:style style:name="P105" style:family="paragraph" style:parent-style-name="Text_20_body" style:list-style-name="L49">
      <style:paragraph-properties fo:margin-top="0cm" fo:margin-bottom="0cm" style:contextual-spacing="false"/>
    </style:style>
    <style:style style:name="P106" style:family="paragraph" style:parent-style-name="Text_20_body" style:list-style-name="L49"/>
    <style:style style:name="P107" style:family="paragraph" style:parent-style-name="Text_20_body" style:list-style-name="L50">
      <style:paragraph-properties fo:margin-top="0cm" fo:margin-bottom="0cm" style:contextual-spacing="false"/>
    </style:style>
    <style:style style:name="P108" style:family="paragraph" style:parent-style-name="Text_20_body" style:list-style-name="L50"/>
    <style:style style:name="P109" style:family="paragraph" style:parent-style-name="Text_20_body" style:list-style-name="L51">
      <style:paragraph-properties fo:margin-top="0cm" fo:margin-bottom="0cm" style:contextual-spacing="false"/>
    </style:style>
    <style:style style:name="P110" style:family="paragraph" style:parent-style-name="Text_20_body" style:list-style-name="L51"/>
    <style:style style:name="P111" style:family="paragraph" style:parent-style-name="Text_20_body" style:list-style-name="L52"/>
    <style:style style:name="P112" style:family="paragraph" style:parent-style-name="Text_20_body" style:list-style-name="L52">
      <style:paragraph-properties fo:margin-top="0cm" fo:margin-bottom="0cm" style:contextual-spacing="false"/>
    </style:style>
    <style:style style:name="P113" style:family="paragraph" style:parent-style-name="Text_20_body" style:list-style-name="L53">
      <style:paragraph-properties fo:margin-top="0cm" fo:margin-bottom="0cm" style:contextual-spacing="false"/>
    </style:style>
    <style:style style:name="P114" style:family="paragraph" style:parent-style-name="Text_20_body" style:list-style-name="L53"/>
    <style:style style:name="P115" style:family="paragraph" style:parent-style-name="Text_20_body" style:list-style-name="L54">
      <style:paragraph-properties fo:margin-top="0cm" fo:margin-bottom="0cm" style:contextual-spacing="false"/>
    </style:style>
    <style:style style:name="P116" style:family="paragraph" style:parent-style-name="Text_20_body" style:list-style-name="L54"/>
    <style:style style:name="P117" style:family="paragraph" style:parent-style-name="Text_20_body" style:list-style-name="L55"/>
    <style:style style:name="P118" style:family="paragraph" style:parent-style-name="Text_20_body" style:list-style-name="L56">
      <style:paragraph-properties fo:margin-top="0cm" fo:margin-bottom="0cm" style:contextual-spacing="false"/>
    </style:style>
    <style:style style:name="P119" style:family="paragraph" style:parent-style-name="Text_20_body" style:list-style-name="L56"/>
    <style:style style:name="P120" style:family="paragraph" style:parent-style-name="Text_20_body" style:list-style-name="L57"/>
    <style:style style:name="P121" style:family="paragraph" style:parent-style-name="Text_20_body" style:list-style-name="L58">
      <style:paragraph-properties fo:margin-top="0cm" fo:margin-bottom="0cm" style:contextual-spacing="false"/>
    </style:style>
    <style:style style:name="P122" style:family="paragraph" style:parent-style-name="Text_20_body" style:list-style-name="L58"/>
    <style:style style:name="P123" style:family="paragraph" style:parent-style-name="Text_20_body" style:list-style-name="L59"/>
    <style:style style:name="P124" style:family="paragraph" style:parent-style-name="Text_20_body" style:list-style-name="L60">
      <style:paragraph-properties fo:margin-top="0cm" fo:margin-bottom="0cm" style:contextual-spacing="false"/>
    </style:style>
    <style:style style:name="P125" style:family="paragraph" style:parent-style-name="Text_20_body" style:list-style-name="L60"/>
    <style:style style:name="P126" style:family="paragraph" style:parent-style-name="Text_20_body" style:list-style-name="L61"/>
    <style:style style:name="P127" style:family="paragraph" style:parent-style-name="Text_20_body" style:list-style-name="L62">
      <style:paragraph-properties fo:margin-top="0cm" fo:margin-bottom="0cm" style:contextual-spacing="false"/>
    </style:style>
    <style:style style:name="P128" style:family="paragraph" style:parent-style-name="Text_20_body" style:list-style-name="L62"/>
    <style:style style:name="P129" style:family="paragraph" style:parent-style-name="Text_20_body" style:list-style-name="L63"/>
    <style:style style:name="P130" style:family="paragraph" style:parent-style-name="Text_20_body" style:list-style-name="L64">
      <style:paragraph-properties fo:margin-top="0cm" fo:margin-bottom="0cm" style:contextual-spacing="false"/>
    </style:style>
    <style:style style:name="P131" style:family="paragraph" style:parent-style-name="Text_20_body" style:list-style-name="L64"/>
    <style:style style:name="P132" style:family="paragraph" style:parent-style-name="Text_20_body" style:list-style-name="L65"/>
    <style:style style:name="P133" style:family="paragraph" style:parent-style-name="Text_20_body" style:list-style-name="L66">
      <style:paragraph-properties fo:margin-top="0cm" fo:margin-bottom="0cm" style:contextual-spacing="false"/>
    </style:style>
    <style:style style:name="P134" style:family="paragraph" style:parent-style-name="Text_20_body" style:list-style-name="L66"/>
    <style:style style:name="P135" style:family="paragraph" style:parent-style-name="Text_20_body" style:list-style-name="L67"/>
    <style:style style:name="P136" style:family="paragraph" style:parent-style-name="Text_20_body" style:list-style-name="L68">
      <style:paragraph-properties fo:margin-top="0cm" fo:margin-bottom="0cm" style:contextual-spacing="false"/>
    </style:style>
    <style:style style:name="P137" style:family="paragraph" style:parent-style-name="Text_20_body" style:list-style-name="L68"/>
    <style:style style:name="P138" style:family="paragraph" style:parent-style-name="Text_20_body" style:list-style-name="L69"/>
    <style:style style:name="P139" style:family="paragraph" style:parent-style-name="Text_20_body" style:list-style-name="L70">
      <style:paragraph-properties fo:margin-top="0cm" fo:margin-bottom="0cm" style:contextual-spacing="false"/>
    </style:style>
    <style:style style:name="P140" style:family="paragraph" style:parent-style-name="Text_20_body" style:list-style-name="L70"/>
    <style:style style:name="P141" style:family="paragraph" style:parent-style-name="Text_20_body" style:list-style-name="L71"/>
    <style:style style:name="P142" style:family="paragraph" style:parent-style-name="Text_20_body" style:list-style-name="L72">
      <style:paragraph-properties fo:margin-top="0cm" fo:margin-bottom="0cm" style:contextual-spacing="false"/>
    </style:style>
    <style:style style:name="P143" style:family="paragraph" style:parent-style-name="Text_20_body" style:list-style-name="L72"/>
    <style:style style:name="P144" style:family="paragraph" style:parent-style-name="Text_20_body" style:list-style-name="L73"/>
    <style:style style:name="P145" style:family="paragraph" style:parent-style-name="Text_20_body" style:list-style-name="L74">
      <style:paragraph-properties fo:margin-top="0cm" fo:margin-bottom="0cm" style:contextual-spacing="false"/>
    </style:style>
    <style:style style:name="P146" style:family="paragraph" style:parent-style-name="Text_20_body" style:list-style-name="L74"/>
    <style:style style:name="P147" style:family="paragraph" style:parent-style-name="Text_20_body" style:list-style-name="L75"/>
    <style:style style:name="P148" style:family="paragraph" style:parent-style-name="Text_20_body" style:list-style-name="L76"/>
    <style:style style:name="P149" style:family="paragraph" style:parent-style-name="Text_20_body" style:list-style-name="L77">
      <style:paragraph-properties fo:margin-top="0cm" fo:margin-bottom="0cm" style:contextual-spacing="false"/>
    </style:style>
    <style:style style:name="P150" style:family="paragraph" style:parent-style-name="Text_20_body" style:list-style-name="L77"/>
    <style:style style:name="P151" style:family="paragraph" style:parent-style-name="Text_20_body" style:list-style-name="L78"/>
    <style:style style:name="P152" style:family="paragraph" style:parent-style-name="Text_20_body" style:list-style-name="L79">
      <style:paragraph-properties fo:margin-top="0cm" fo:margin-bottom="0cm" style:contextual-spacing="false"/>
    </style:style>
    <style:style style:name="P153" style:family="paragraph" style:parent-style-name="Text_20_body" style:list-style-name="L79"/>
    <style:style style:name="P154" style:family="paragraph" style:parent-style-name="Text_20_body" style:list-style-name="L80">
      <style:paragraph-properties fo:margin-top="0cm" fo:margin-bottom="0cm" style:contextual-spacing="false"/>
    </style:style>
    <style:style style:name="P155" style:family="paragraph" style:parent-style-name="Text_20_body" style:list-style-name="L80"/>
    <style:style style:name="P156" style:family="paragraph" style:parent-style-name="Text_20_body" style:list-style-name="L81">
      <style:paragraph-properties fo:margin-top="0cm" fo:margin-bottom="0cm" style:contextual-spacing="false"/>
    </style:style>
    <style:style style:name="P157" style:family="paragraph" style:parent-style-name="Text_20_body" style:list-style-name="L81"/>
    <style:style style:name="P158" style:family="paragraph" style:parent-style-name="Text_20_body" style:list-style-name="L82">
      <style:paragraph-properties fo:margin-top="0cm" fo:margin-bottom="0cm" style:contextual-spacing="false"/>
    </style:style>
    <style:style style:name="P159" style:family="paragraph" style:parent-style-name="Text_20_body" style:list-style-name="L82"/>
    <style:style style:name="P160" style:family="paragraph" style:parent-style-name="Text_20_body" style:list-style-name="L83"/>
    <style:style style:name="P161" style:family="paragraph" style:parent-style-name="Text_20_body" style:list-style-name="L84">
      <style:paragraph-properties fo:margin-top="0cm" fo:margin-bottom="0cm" style:contextual-spacing="false"/>
    </style:style>
    <style:style style:name="P162" style:family="paragraph" style:parent-style-name="Text_20_body" style:list-style-name="L84"/>
    <style:style style:name="P163" style:family="paragraph" style:parent-style-name="Text_20_body" style:list-style-name="L85">
      <style:paragraph-properties fo:margin-top="0cm" fo:margin-bottom="0cm" style:contextual-spacing="false"/>
    </style:style>
    <style:style style:name="P164" style:family="paragraph" style:parent-style-name="Text_20_body" style:list-style-name="L85"/>
    <style:style style:name="P165" style:family="paragraph" style:parent-style-name="Text_20_body" style:list-style-name="L86">
      <style:paragraph-properties fo:margin-top="0cm" fo:margin-bottom="0cm" style:contextual-spacing="false"/>
    </style:style>
    <style:style style:name="P166" style:family="paragraph" style:parent-style-name="Text_20_body" style:list-style-name="L86"/>
    <style:style style:name="P167" style:family="paragraph" style:parent-style-name="Text_20_body" style:list-style-name="L87">
      <style:paragraph-properties fo:margin-top="0cm" fo:margin-bottom="0cm" style:contextual-spacing="false"/>
    </style:style>
    <style:style style:name="P168" style:family="paragraph" style:parent-style-name="Text_20_body" style:list-style-name="L87"/>
    <style:style style:name="P169" style:family="paragraph" style:parent-style-name="Text_20_body" style:list-style-name="L88">
      <style:paragraph-properties fo:margin-top="0cm" fo:margin-bottom="0cm" style:contextual-spacing="false"/>
    </style:style>
    <style:style style:name="P170" style:family="paragraph" style:parent-style-name="Text_20_body" style:list-style-name="L88"/>
    <style:style style:name="P171" style:family="paragraph" style:parent-style-name="Text_20_body" style:list-style-name="L89"/>
    <style:style style:name="T1" style:family="text">
      <style:text-properties officeooo:rsid="002b42a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 un Técnico en Seguridad de Aplicaciones Web se le pueden enseñar diversos temas y habilidades que son esenciales para proteger aplicaciones web de amenazas y vulnerabilidades. Estos son algunos temas clave que podrían formar parte de su formación:</text:p>
      <text:h text:style-name="Heading_20_3" text:outline-level="3">1. <text:span text:style-name="Strong_20_Emphasis">Conceptos Fundamentales de Seguridad Web</text:span></text:h>
      <text:list text:style-name="L1">
        <text:list-item>
          <text:p text:style-name="P1"><text:span text:style-name="Strong_20_Emphasis">Ciberseguridad básica</text:span>: Principios de la seguridad informática (confidencialidad, integridad, disponibilidad).</text:p>
        </text:list-item>
        <text:list-item>
          <text:p text:style-name="P1"><text:span text:style-name="Strong_20_Emphasis">Vulnerabilidades comunes</text:span>: Conocer las amenazas más frecuentes que enfrentan las aplicaciones web, como XSS (Cross-Site Scripting), SQL injection, CSRF (Cross-Site Request Forgery), entre otros.</text:p>
        </text:list-item>
        <text:list-item>
          <text:p text:style-name="P2"><text:span text:style-name="Strong_20_Emphasis">Modelos de amenaza</text:span>: Análisis de riesgos y cómo modelar posibles amenazas a la seguridad de las aplicaciones.</text:p>
        </text:list-item>
      </text:list>
      <text:h text:style-name="Heading_20_3" text:outline-level="3">2. <text:span text:style-name="Strong_20_Emphasis">Herramientas de Seguridad</text:span></text:h>
      <text:list text:style-name="L2">
        <text:list-item>
          <text:p text:style-name="P3"><text:span text:style-name="Strong_20_Emphasis">Herramientas de análisis de vulnerabilidades</text:span>: Uso de herramientas como <text:span text:style-name="Strong_20_Emphasis">OWASP ZAP</text:span>, <text:span text:style-name="Strong_20_Emphasis">Burp Suite</text:span>, <text:span text:style-name="Strong_20_Emphasis">Nessus</text:span> para escanear y probar la seguridad de las aplicaciones web.</text:p>
        </text:list-item>
        <text:list-item>
          <text:p text:style-name="P3"><text:span text:style-name="Strong_20_Emphasis">Firewalls y proxies</text:span>: Cómo funcionan y cómo implementar un <text:span text:style-name="Strong_20_Emphasis">WAF (Web Application Firewall)</text:span> para mitigar amenazas.</text:p>
        </text:list-item>
        <text:list-item>
          <text:p text:style-name="P4"><text:span text:style-name="Strong_20_Emphasis">Escáneres de código</text:span>: Herramientas para revisar el código fuente en busca de vulnerabilidades, como <text:span text:style-name="Strong_20_Emphasis">SonarQube</text:span>.</text:p>
        </text:list-item>
      </text:list>
      <text:h text:style-name="Heading_20_3" text:outline-level="3">3. <text:span text:style-name="Strong_20_Emphasis">Normativas y Estándares de Seguridad</text:span></text:h>
      <text:list text:style-name="L3">
        <text:list-item>
          <text:p text:style-name="P5"><text:span text:style-name="Strong_20_Emphasis">OWASP Top 10</text:span>: Conocimiento profundo de las 10 principales vulnerabilidades en aplicaciones web, su prevención y mitigación.</text:p>
        </text:list-item>
        <text:list-item>
          <text:p text:style-name="P5"><text:span text:style-name="Strong_20_Emphasis">Regulaciones y estándares</text:span>: GDPR, PCI-DSS, ISO 27001, NIST, etc., que son esenciales para garantizar que las aplicaciones cumplan con las normativas de seguridad.</text:p>
        </text:list-item>
        <text:list-item>
          <text:p text:style-name="P6"><text:span text:style-name="Strong_20_Emphasis">Políticas de seguridad</text:span>: Implementación y evaluación de políticas de seguridad adecuadas para las aplicaciones web.</text:p>
        </text:list-item>
      </text:list>
      <text:h text:style-name="Heading_20_3" text:outline-level="3">4. <text:span text:style-name="Strong_20_Emphasis">Criptografía y Autenticación</text:span></text:h>
      <text:list text:style-name="L4">
        <text:list-item>
          <text:p text:style-name="P7"><text:span text:style-name="Strong_20_Emphasis">Cifrado de datos</text:span>: Algoritmos como AES, RSA, y hashing (SHA, bcrypt) para proteger datos sensibles.</text:p>
        </text:list-item>
        <text:list-item>
          <text:p text:style-name="P7"><text:span text:style-name="Strong_20_Emphasis">Autenticación y autorización</text:span>: Protocolos de autenticación como <text:span text:style-name="Strong_20_Emphasis">OAuth</text:span>, <text:span text:style-name="Strong_20_Emphasis">SAML</text:span>, <text:span text:style-name="Strong_20_Emphasis">JWT</text:span>, y sus implementaciones seguras.</text:p>
        </text:list-item>
        <text:list-item>
          <text:p text:style-name="P8"><text:span text:style-name="Strong_20_Emphasis">Control de acceso</text:span>: Técnicas para asegurar que solo los usuarios autorizados accedan a recursos específicos.</text:p>
        </text:list-item>
      </text:list>
      <text:h text:style-name="Heading_20_3" text:outline-level="3">5. <text:span text:style-name="Strong_20_Emphasis">Desarrollo Seguro de Aplicaciones</text:span></text:h>
      <text:list text:style-name="L5">
        <text:list-item>
          <text:p text:style-name="P9"><text:span text:style-name="Strong_20_Emphasis">Desarrollo seguro (Secure Development Life Cycle - SDLC)</text:span>: Cómo integrar prácticas de seguridad en todas las fases del ciclo de vida del software.</text:p>
        </text:list-item>
        <text:list-item>
          <text:p text:style-name="P9"><text:span text:style-name="Strong_20_Emphasis">Principios de codificación segura</text:span>: Evitar vulnerabilidades comunes como inyección SQL, XSS, etc.</text:p>
        </text:list-item>
        <text:list-item>
          <text:p text:style-name="P10"><text:span text:style-name="Strong_20_Emphasis">Revisión de código</text:span>: Técnicas para realizar auditorías y revisiones de código en busca de fallos de seguridad.</text:p>
        </text:list-item>
      </text:list>
      <text:h text:style-name="Heading_20_3" text:outline-level="3"><text:soft-page-break/>6. <text:span text:style-name="Strong_20_Emphasis">Técnicas de Hacking Ético</text:span></text:h>
      <text:list text:style-name="L6">
        <text:list-item>
          <text:p text:style-name="P11"><text:span text:style-name="Strong_20_Emphasis">Pentesting</text:span>: Cómo realizar pruebas de penetración en aplicaciones web para encontrar y explotar vulnerabilidades de forma controlada.</text:p>
        </text:list-item>
        <text:list-item>
          <text:p text:style-name="P11"><text:span text:style-name="Strong_20_Emphasis">Ingeniería social</text:span>: Entender cómo los atacantes manipulan a los usuarios para obtener acceso no autorizado, y cómo mitigar esos riesgos.</text:p>
        </text:list-item>
        <text:list-item>
          <text:p text:style-name="P12"><text:span text:style-name="Strong_20_Emphasis">Exploits comunes</text:span>: Conocer los exploits más utilizados en aplicaciones web y cómo defenderse de ellos.</text:p>
        </text:list-item>
      </text:list>
      <text:h text:style-name="Heading_20_3" text:outline-level="3">7. <text:span text:style-name="Strong_20_Emphasis">Monitoreo y Respuesta a Incidentes</text:span></text:h>
      <text:list text:style-name="L7">
        <text:list-item>
          <text:p text:style-name="P13"><text:span text:style-name="Strong_20_Emphasis">Monitoreo de seguridad</text:span>: Uso de sistemas de detección de intrusos (IDS), registro de logs y análisis de tráfico para identificar actividad sospechosa.</text:p>
        </text:list-item>
        <text:list-item>
          <text:p text:style-name="P14"><text:span text:style-name="Strong_20_Emphasis">Respuesta ante incidentes</text:span>: Cómo reaccionar ante un ataque de seguridad, planificar la respuesta, y manejar las consecuencias.</text:p>
        </text:list-item>
      </text:list>
      <text:h text:style-name="Heading_20_3" text:outline-level="3">8. <text:span text:style-name="Strong_20_Emphasis">Entornos de Pruebas y Simulaciones</text:span></text:h>
      <text:list text:style-name="L8">
        <text:list-item>
          <text:p text:style-name="P15"><text:span text:style-name="Strong_20_Emphasis">Sandboxing y entornos aislados</text:span>: Técnicas para crear entornos seguros para probar vulnerabilidades sin comprometer sistemas reales.</text:p>
        </text:list-item>
        <text:list-item>
          <text:p text:style-name="P16"><text:span text:style-name="Strong_20_Emphasis">Simulaciones de ataques</text:span>: Uso de plataformas como <text:span text:style-name="Strong_20_Emphasis">Hack The Box</text:span> o <text:span text:style-name="Strong_20_Emphasis">TryHackMe</text:span> para simular escenarios de ataques reales y practicar respuestas.</text:p>
        </text:list-item>
      </text:list>
      <text:h text:style-name="Heading_20_3" text:outline-level="3">9. <text:span text:style-name="Strong_20_Emphasis">Gestión de Vulnerabilidades y Parches</text:span></text:h>
      <text:list text:style-name="L9">
        <text:list-item>
          <text:p text:style-name="P17"><text:span text:style-name="Strong_20_Emphasis">Gestión de vulnerabilidades</text:span>: Herramientas y procesos para mantener las aplicaciones web actualizadas y libres de vulnerabilidades conocidas.</text:p>
        </text:list-item>
        <text:list-item>
          <text:p text:style-name="P18"><text:span text:style-name="Strong_20_Emphasis">Parcheo y actualización de sistemas</text:span>: Mantener las dependencias y software actualizado para reducir las oportunidades de explotación.</text:p>
        </text:list-item>
      </text:list>
      <text:h text:style-name="Heading_20_3" text:outline-level="3">10. <text:span text:style-name="Strong_20_Emphasis">Redes y Seguridad en el Nivel de Infraestructura</text:span></text:h>
      <text:list text:style-name="L10">
        <text:list-item>
          <text:p text:style-name="P19"><text:span text:style-name="Strong_20_Emphasis">Seguridad en la infraestructura de red</text:span>: Conocimiento de conceptos como VPN, proxies inversos, segmentación de red, y cómo proteger los servidores web.</text:p>
        </text:list-item>
        <text:list-item>
          <text:p text:style-name="P20"><text:span text:style-name="Strong_20_Emphasis">TLS/SSL</text:span>: Implementación y gestión de certificados SSL/TLS para proteger la transmisión de datos en línea.</text:p>
        </text:list-item>
      </text:list>
      <text:h text:style-name="Heading_20_3" text:outline-level="3">11. <text:span text:style-name="Strong_20_Emphasis">Análisis Forense Digital</text:span></text:h>
      <text:list text:style-name="L11">
        <text:list-item>
          <text:p text:style-name="P21"><text:span text:style-name="Strong_20_Emphasis">Análisis post-incidente</text:span>: Habilidades para realizar un análisis forense después de un ataque y comprender cómo ocurrió una brecha de seguridad.</text:p>
        </text:list-item>
        <text:list-item>
          <text:p text:style-name="P22"><text:span text:style-name="Strong_20_Emphasis">Recuperación de incidentes</text:span>: Técnicas para restaurar sistemas comprometidos y mitigar los daños después de un ataque.</text:p>
        </text:list-item>
      </text:list>
      <text:h text:style-name="Heading_20_3" text:outline-level="3">12. <text:span text:style-name="Strong_20_Emphasis">Automatización de Seguridad</text:span></text:h>
      <text:list text:style-name="L12">
        <text:list-item>
          <text:p text:style-name="P23"><text:span text:style-name="Strong_20_Emphasis">CI/CD seguro</text:span>: Integración de pruebas de seguridad en pipelines de integración continua/desarrollo continuo (CI/CD).</text:p>
        </text:list-item>
        <text:list-item>
          <text:p text:style-name="P24"><text:span text:style-name="Strong_20_Emphasis">Automatización de pruebas de seguridad</text:span>: Usar herramientas para automatizar la ejecución de pruebas de seguridad.</text:p>
        </text:list-item>
      </text:list>
      <text:h text:style-name="Heading_20_3" text:outline-level="3"><text:soft-page-break/>13. <text:span text:style-name="Strong_20_Emphasis">Tendencias y Nuevas Amenazas</text:span></text:h>
      <text:list text:style-name="L13">
        <text:list-item>
          <text:p text:style-name="P25"><text:span text:style-name="Strong_20_Emphasis">Riesgos emergentes</text:span>: Mantenerse actualizado sobre nuevas amenazas, como ataques a la inteligencia artificial, tecnologías emergentes, y aplicaciones móviles.</text:p>
        </text:list-item>
        <text:list-item>
          <text:p text:style-name="P26"><text:span text:style-name="Strong_20_Emphasis">Tendencias en seguridad web</text:span>: Conocer las últimas técnicas de ataque y defensa en el ámbito de la seguridad web.</text:p>
        </text:list-item>
      </text:list>
      <text:p text:style-name="Text_20_body">A medida que el campo de la seguridad de aplicaciones web sigue evolucionando, es fundamental que el Técnico en Seguridad esté al tanto de las últimas amenazas y mejores prácticas.</text:p>
      <text:p text:style-name="Text_20_body">4o mini</text:p>
      <text:h text:style-name="Heading_20_5" text:outline-level="5"/>
      <text:h text:style-name="P27" text:outline-level="5">Tú dijiste:</text:h>
      <text:p text:style-name="Text_20_body">en tres trimestres</text:p>
      <text:h text:style-name="Heading_20_6" text:outline-level="6">ChatGPT Plus</text:h>
      <text:p text:style-name="Text_20_body">ChatGPT</text:p>
      <text:p text:style-name="Text_20_body">Si deseas estructurar la enseñanza de un <text:span text:style-name="Strong_20_Emphasis">Técnico en Seguridad de Aplicaciones Web</text:span> en tres trimestres (aproximadamente un año), podemos dividir los temas de manera progresiva, comenzando con fundamentos y terminando con habilidades más avanzadas. Aquí te dejo una propuesta para cada trimestre:</text:p>
      <text:p text:style-name="Horizontal_20_Line"/>
      <text:h text:style-name="Heading_20_3" text:outline-level="3"><text:span text:style-name="Strong_20_Emphasis">Primer Trimestre: Fundamentos de Seguridad en Aplicaciones Web</text:span></text:h>
      <text:h text:style-name="Heading_20_4" text:outline-level="4">Objetivo:</text:h>
      <text:p text:style-name="Text_20_body">Introducir los conceptos básicos de seguridad, herramientas fundamentales y vulnerabilidades comunes.</text:p>
      <text:h text:style-name="Heading_20_4" text:outline-level="4">Temas:</text:h>
      <text:list text:style-name="L14">
        <text:list-item>
          <text:p text:style-name="P28"><text:span text:style-name="Strong_20_Emphasis">Introducción a la Seguridad Web</text:span></text:p>
          <text:list>
            <text:list-item>
              <text:p text:style-name="P29">Principios de la seguridad informática: Confidencialidad, integridad, disponibilidad.</text:p>
            </text:list-item>
            <text:list-item>
              <text:p text:style-name="P29">Introducción al ciclo de vida de desarrollo seguro (SDLC).</text:p>
            </text:list-item>
            <text:list-item>
              <text:p text:style-name="P29">Normativas básicas de seguridad (GDPR, PCI-DSS, OWASP Top 10).</text:p>
            </text:list-item>
          </text:list>
        </text:list-item>
        <text:list-item>
          <text:p text:style-name="P28"><text:span text:style-name="Strong_20_Emphasis">Vulnerabilidades Comunes en Aplicaciones Web</text:span></text:p>
          <text:list>
            <text:list-item>
              <text:p text:style-name="P29"><text:span text:style-name="Strong_20_Emphasis">OWASP Top 10</text:span>: XSS, SQL Injection, CSRF, etc.</text:p>
            </text:list-item>
            <text:list-item>
              <text:p text:style-name="P29">Casos prácticos de cómo se explotan estas vulnerabilidades.</text:p>
            </text:list-item>
            <text:list-item>
              <text:p text:style-name="P29">Principios de codificación segura: input validation, output encoding.</text:p>
            </text:list-item>
          </text:list>
        </text:list-item>
        <text:list-item>
          <text:p text:style-name="P28"><text:span text:style-name="Strong_20_Emphasis">Herramientas de Seguridad Web</text:span></text:p>
          <text:list>
            <text:list-item>
              <text:p text:style-name="P29">Introducción a herramientas como <text:span text:style-name="Strong_20_Emphasis">OWASP ZAP</text:span>, <text:span text:style-name="Strong_20_Emphasis">Burp Suite</text:span>, <text:span text:style-name="Strong_20_Emphasis">Nikto</text:span>.</text:p>
            </text:list-item>
            <text:list-item>
              <text:p text:style-name="P29">Instalación y uso básico para escaneo de vulnerabilidades.</text:p>
            </text:list-item>
            <text:list-item>
              <text:p text:style-name="P29">Introducción a <text:span text:style-name="Strong_20_Emphasis">WAF (Web Application Firewall)</text:span> y su configuración básica.</text:p>
            </text:list-item>
          </text:list>
        </text:list-item>
        <text:list-item>
          <text:p text:style-name="P28"><text:span text:style-name="Strong_20_Emphasis">Autenticación y Control de Acceso Básico</text:span></text:p>
          <text:list>
            <text:list-item>
              <text:p text:style-name="P29">Autenticación básica: HTTP Basic, formularios.</text:p>
            </text:list-item>
            <text:list-item>
              <text:p text:style-name="P29">Control de acceso: Roles y permisos básicos.</text:p>
            </text:list-item>
            <text:list-item>
              <text:p text:style-name="P28">Conceptos de sesiones y cookies seguras.</text:p>
            </text:list-item>
          </text:list>
        </text:list-item>
      </text:list>
      <text:h text:style-name="Heading_20_4" text:outline-level="4">Proyectos y Prácticas:</text:h>
      <text:list text:style-name="L15">
        <text:list-item>
          <text:p text:style-name="P30">Realización de escaneos de vulnerabilidades con herramientas básicas.</text:p>
        </text:list-item>
        <text:list-item>
          <text:p text:style-name="P30">Análisis de código para identificar vulnerabilidades comunes.</text:p>
        </text:list-item>
        <text:list-item>
          <text:p text:style-name="P31">Configuración básica de un firewall para proteger aplicaciones web.</text:p>
        </text:list-item>
      </text:list>
      <text:p text:style-name="Horizontal_20_Line"/>
      <text:h text:style-name="Heading_20_3" text:outline-level="3"><text:soft-page-break/><text:span text:style-name="Strong_20_Emphasis">Segundo Trimestre: Profundización en Seguridad Web y Desarrollo Seguro</text:span></text:h>
      <text:h text:style-name="Heading_20_4" text:outline-level="4">Objetivo:</text:h>
      <text:p text:style-name="Text_20_body">Profundizar en el análisis de seguridad, técnicas de pentesting y mejores prácticas en el desarrollo seguro.</text:p>
      <text:h text:style-name="Heading_20_4" text:outline-level="4">Temas:</text:h>
      <text:list text:style-name="L16">
        <text:list-item>
          <text:p text:style-name="P32"><text:span text:style-name="Strong_20_Emphasis">Criptografía y Protección de Datos</text:span></text:p>
          <text:list>
            <text:list-item>
              <text:p text:style-name="P33">Principios básicos de criptografía: Cifrado simétrico y asimétrico.</text:p>
            </text:list-item>
            <text:list-item>
              <text:p text:style-name="P33">Algoritmos populares: AES, RSA, SHA, bcrypt.</text:p>
            </text:list-item>
            <text:list-item>
              <text:p text:style-name="P33">Uso de HTTPS para proteger la transmisión de datos.</text:p>
            </text:list-item>
          </text:list>
        </text:list-item>
        <text:list-item>
          <text:p text:style-name="P32"><text:span text:style-name="Strong_20_Emphasis">Autenticación Avanzada y Gestión de Sesiones</text:span></text:p>
          <text:list>
            <text:list-item>
              <text:p text:style-name="P33">Protocolos avanzados de autenticación: OAuth, OpenID Connect, SAML.</text:p>
            </text:list-item>
            <text:list-item>
              <text:p text:style-name="P33">Implementación de JWT para la autenticación de API.</text:p>
            </text:list-item>
            <text:list-item>
              <text:p text:style-name="P33">Seguridad en la gestión de sesiones: Expiración, revocación, etc.</text:p>
            </text:list-item>
          </text:list>
        </text:list-item>
        <text:list-item>
          <text:p text:style-name="P32"><text:span text:style-name="Strong_20_Emphasis">Técnicas de Pentesting</text:span></text:p>
          <text:list>
            <text:list-item>
              <text:p text:style-name="P33">Introducción al pentesting: Reconocimiento y escaneo de vulnerabilidades.</text:p>
            </text:list-item>
            <text:list-item>
              <text:p text:style-name="P33">Ejecución de pruebas de penetración básicas: Fuzzing, inyección SQL, XSS.</text:p>
            </text:list-item>
            <text:list-item>
              <text:p text:style-name="P33">Análisis de seguridad en aplicaciones móviles.</text:p>
            </text:list-item>
          </text:list>
        </text:list-item>
        <text:list-item>
          <text:p text:style-name="P32"><text:span text:style-name="Strong_20_Emphasis">Desarrollo Seguro (Secure Coding)</text:span></text:p>
          <text:list>
            <text:list-item>
              <text:p text:style-name="P33">Principios de codificación segura: Validación de entradas, protección contra inyecciones.</text:p>
            </text:list-item>
            <text:list-item>
              <text:p text:style-name="P33">Revisión de código y técnicas de peer-review.</text:p>
            </text:list-item>
            <text:list-item>
              <text:p text:style-name="P32">Técnicas para mitigar ataques de XSS, SQL injection, CSRF, etc.</text:p>
            </text:list-item>
          </text:list>
        </text:list-item>
      </text:list>
      <text:h text:style-name="Heading_20_4" text:outline-level="4">Proyectos y Prácticas:</text:h>
      <text:list text:style-name="L17">
        <text:list-item>
          <text:p text:style-name="P34">Realización de pruebas de penetración en aplicaciones de ejemplo.</text:p>
        </text:list-item>
        <text:list-item>
          <text:p text:style-name="P34">Desarrollo de una API segura utilizando OAuth o JWT.</text:p>
        </text:list-item>
        <text:list-item>
          <text:p text:style-name="P35">Revisión de código para identificar posibles fallos de seguridad.</text:p>
        </text:list-item>
      </text:list>
      <text:p text:style-name="Horizontal_20_Line"/>
      <text:h text:style-name="Heading_20_3" text:outline-level="3"><text:span text:style-name="Strong_20_Emphasis">Tercer Trimestre: Seguridad Avanzada, Monitoreo y Respuesta a Incidentes</text:span></text:h>
      <text:h text:style-name="Heading_20_4" text:outline-level="4">Objetivo:</text:h>
      <text:p text:style-name="Text_20_body">Capacitar al técnico en aspectos avanzados de seguridad web, monitoreo de aplicaciones y respuesta ante incidentes de seguridad.</text:p>
      <text:h text:style-name="Heading_20_4" text:outline-level="4">Temas:</text:h>
      <text:list text:style-name="L18">
        <text:list-item>
          <text:p text:style-name="P36"><text:span text:style-name="Strong_20_Emphasis">Gestión de Vulnerabilidades y Parches</text:span></text:p>
          <text:list>
            <text:list-item>
              <text:p text:style-name="P37">Herramientas de gestión de vulnerabilidades: Nessus, Qualys.</text:p>
            </text:list-item>
            <text:list-item>
              <text:p text:style-name="P37">Gestión de actualizaciones de software y parches de seguridad.</text:p>
            </text:list-item>
            <text:list-item>
              <text:p text:style-name="P37">Importancia del ciclo de vida del parcheo en la seguridad web.</text:p>
            </text:list-item>
          </text:list>
        </text:list-item>
        <text:list-item>
          <text:p text:style-name="P36"><text:span text:style-name="Strong_20_Emphasis">Monitoreo de Seguridad en Aplicaciones Web</text:span></text:p>
          <text:list>
            <text:list-item>
              <text:p text:style-name="P37"><text:soft-page-break/>Introducción a los <text:span text:style-name="Strong_20_Emphasis">Sistemas de Detección de Intrusos (IDS)</text:span> y <text:span text:style-name="Strong_20_Emphasis">Sistemas de Prevención de Intrusos (IPS)</text:span>.</text:p>
            </text:list-item>
            <text:list-item>
              <text:p text:style-name="P37">Uso de herramientas como <text:span text:style-name="Strong_20_Emphasis">Splunk</text:span> o <text:span text:style-name="Strong_20_Emphasis">ELK Stack</text:span> para monitorear logs y eventos.</text:p>
            </text:list-item>
            <text:list-item>
              <text:p text:style-name="P37">Análisis de tráfico web y detección de actividades sospechosas.</text:p>
            </text:list-item>
          </text:list>
        </text:list-item>
        <text:list-item>
          <text:p text:style-name="P36"><text:span text:style-name="Strong_20_Emphasis">Respuesta a Incidentes de Seguridad</text:span></text:p>
          <text:list>
            <text:list-item>
              <text:p text:style-name="P37">Creación de planes de respuesta ante incidentes de seguridad.</text:p>
            </text:list-item>
            <text:list-item>
              <text:p text:style-name="P37">Análisis forense post-incidente: cómo rastrear el origen de un ataque.</text:p>
            </text:list-item>
            <text:list-item>
              <text:p text:style-name="P37">Recuperación y restauración de sistemas después de un ataque.</text:p>
            </text:list-item>
          </text:list>
        </text:list-item>
        <text:list-item>
          <text:p text:style-name="P36"><text:span text:style-name="Strong_20_Emphasis">Automatización de Seguridad en el Desarrollo</text:span></text:p>
          <text:list>
            <text:list-item>
              <text:p text:style-name="P37">Integración de pruebas de seguridad en pipelines CI/CD.</text:p>
            </text:list-item>
            <text:list-item>
              <text:p text:style-name="P37">Uso de herramientas de análisis estático de código (SAST).</text:p>
            </text:list-item>
            <text:list-item>
              <text:p text:style-name="P37">Pruebas de seguridad automatizadas en entornos de desarrollo.</text:p>
            </text:list-item>
          </text:list>
        </text:list-item>
        <text:list-item>
          <text:p text:style-name="P36"><text:span text:style-name="Strong_20_Emphasis">Tendencias Emergentes en Seguridad Web</text:span></text:p>
          <text:list>
            <text:list-item>
              <text:p text:style-name="P37">Seguridad en aplicaciones basadas en microservicios y contenedores (Docker, Kubernetes).</text:p>
            </text:list-item>
            <text:list-item>
              <text:p text:style-name="P37">Riesgos y defensas en aplicaciones basadas en inteligencia artificial y machine learning.</text:p>
            </text:list-item>
            <text:list-item>
              <text:p text:style-name="P36">Tecnologías emergentes: Blockchain, IoT, y cómo afectan la seguridad web.</text:p>
            </text:list-item>
          </text:list>
        </text:list-item>
      </text:list>
      <text:h text:style-name="Heading_20_4" text:outline-level="4">Proyectos y Prácticas:</text:h>
      <text:list text:style-name="L19">
        <text:list-item>
          <text:p text:style-name="P38">Creación de un entorno de monitoreo de seguridad en tiempo real para una aplicación.</text:p>
        </text:list-item>
        <text:list-item>
          <text:p text:style-name="P38">Desarrollo de un plan de respuesta ante incidentes para una empresa simulada.</text:p>
        </text:list-item>
        <text:list-item>
          <text:p text:style-name="P39">Integración de análisis de seguridad automatizado en una pipeline de CI/CD.</text:p>
        </text:list-item>
      </text:list>
      <text:p text:style-name="Horizontal_20_Line"/>
      <text:h text:style-name="Heading_20_3" text:outline-level="3">Resumen de la estructura del año</text:h>
      <text:list text:style-name="L20">
        <text:list-item>
          <text:p text:style-name="P40"><text:span text:style-name="Strong_20_Emphasis">Primer Trimestre</text:span>: Fundamentos de seguridad, vulnerabilidades comunes y herramientas de análisis.</text:p>
        </text:list-item>
        <text:list-item>
          <text:p text:style-name="P40"><text:span text:style-name="Strong_20_Emphasis">Segundo Trimestre</text:span>: Profundización en criptografía, autenticación avanzada, técnicas de pentesting y desarrollo seguro.</text:p>
        </text:list-item>
        <text:list-item>
          <text:p text:style-name="P41"><text:span text:style-name="Strong_20_Emphasis">Tercer Trimestre</text:span>: Seguridad avanzada, gestión de vulnerabilidades, monitoreo, respuesta a incidentes y tendencias emergentes.</text:p>
        </text:list-item>
      </text:list>
      <text:p text:style-name="Text_20_body">Este plan progresivo garantizará que el técnico no solo adquiera los conocimientos técnicos esenciales, sino que también desarrolle habilidades prácticas para enfrentar y mitigar amenazas de seguridad en aplicaciones web.</text:p>
      <text:p text:style-name="P42"/>
      <text:p text:style-name="P43">listar herramientas gnu para la seguridad web</text:p>
      <text:h text:style-name="Heading_20_6" text:outline-level="6">ChatGPT Plus</text:h>
      <text:p text:style-name="Text_20_body">ChatGPT</text:p>
      <text:p text:style-name="Text_20_body">A continuación, te dejo una lista de <text:span text:style-name="Strong_20_Emphasis">herramientas GNU</text:span> (y en general de software libre) útiles para la <text:span text:style-name="Strong_20_Emphasis">seguridad web</text:span>. Estas herramientas se utilizan para realizar auditorías, pruebas de penetración, análisis de vulnerabilidades, gestión de configuraciones de seguridad, y más. Muchas de ellas están ampliamente adoptadas en la comunidad de seguridad y son muy útiles para un técnico en seguridad de aplicaciones web.</text:p>
      <text:h text:style-name="Heading_20_3" text:outline-level="3">Herramientas GNU para la Seguridad Web:</text:h>
      <text:list text:style-name="L21">
        <text:list-item>
          <text:p text:style-name="P44"><text:span text:style-name="Strong_20_Emphasis">OWASP ZAP (Zed Attack Proxy)</text:span></text:p>
          <text:list>
            <text:list-item>
              <text:p text:style-name="P45"><text:span text:style-name="Strong_20_Emphasis">Descripción</text:span>: Aunque no es un proyecto puramente de GNU, OWASP ZAP es una herramienta de <text:span text:style-name="Strong_20_Emphasis">código abierto</text:span> ampliamente utilizada para realizar pruebas de penetración en aplicaciones web. Permite identificar vulnerabilidades como XSS, inyección SQL, CSRF, entre otras.</text:p>
            </text:list-item>
            <text:list-item>
              <text:p text:style-name="P45"><text:span text:style-name="Strong_20_Emphasis">Funcionalidad</text:span>: Análisis de seguridad, escaneo activo/pasivo, pruebas automatizadas y manuales de seguridad en aplicaciones web.</text:p>
            </text:list-item>
            <text:list-item>
              <text:p text:style-name="P45"><text:span text:style-name="Strong_20_Emphasis">Enlace</text:span>: <text:a xlink:type="simple" xlink:href="https://www.zaproxy.org/" office:target-frame-name="_new" xlink:show="replace" text:style-name="Internet_20_link" text:visited-style-name="Visited_20_Internet_20_Link">OWASP ZAP</text:a></text:p>
            </text:list-item>
          </text:list>
        </text:list-item>
        <text:list-item>
          <text:p text:style-name="P44"><text:span text:style-name="Strong_20_Emphasis">Nikto</text:span></text:p>
          <text:list>
            <text:list-item>
              <text:p text:style-name="P45"><text:span text:style-name="Strong_20_Emphasis">Descripción</text:span>: <text:span text:style-name="Strong_20_Emphasis">Nikto</text:span> es un escáner de vulnerabilidades web que analiza los servidores web para detectar una amplia gama de vulnerabilidades, incluyendo configuraciones incorrectas, archivos peligrosos y fallos conocidos en aplicaciones web.</text:p>
            </text:list-item>
            <text:list-item>
              <text:p text:style-name="P45"><text:span text:style-name="Strong_20_Emphasis">Funcionalidad</text:span>: Realiza pruebas de seguridad en servidores web y aplicaciones para detectar vulnerabilidades comunes.</text:p>
            </text:list-item>
            <text:list-item>
              <text:p text:style-name="P45"><text:span text:style-name="Strong_20_Emphasis">Enlace</text:span>: Nikto</text:p>
            </text:list-item>
          </text:list>
        </text:list-item>
        <text:list-item>
          <text:p text:style-name="P44"><text:span text:style-name="Strong_20_Emphasis">Wapiti</text:span></text:p>
          <text:list>
            <text:list-item>
              <text:p text:style-name="P45"><text:span text:style-name="Strong_20_Emphasis">Descripción</text:span>: <text:span text:style-name="Strong_20_Emphasis">Wapiti</text:span> es un escáner de seguridad de aplicaciones web que se enfoca en encontrar vulnerabilidades como XSS, inyección SQL, y otras debilidades en aplicaciones web.</text:p>
            </text:list-item>
            <text:list-item>
              <text:p text:style-name="P45"><text:span text:style-name="Strong_20_Emphasis">Funcionalidad</text:span>: Permite realizar pruebas de penetración en aplicaciones web mediante la inyección de payloads maliciosos.</text:p>
            </text:list-item>
            <text:list-item>
              <text:p text:style-name="P45"><text:span text:style-name="Strong_20_Emphasis">Enlace</text:span>: Wapiti</text:p>
            </text:list-item>
          </text:list>
        </text:list-item>
        <text:list-item>
          <text:p text:style-name="P44"><text:span text:style-name="Strong_20_Emphasis">Burp Suite (Community Edition)</text:span></text:p>
          <text:list>
            <text:list-item>
              <text:p text:style-name="P45"><text:span text:style-name="Strong_20_Emphasis">Descripción</text:span>: <text:span text:style-name="Strong_20_Emphasis">Burp Suite</text:span> es una de las herramientas más conocidas en pruebas de seguridad web. Aunque la versión de pago tiene muchas más características, la <text:span text:style-name="Strong_20_Emphasis">Community Edition</text:span> de código libre permite realizar un análisis básico de aplicaciones web.</text:p>
            </text:list-item>
            <text:list-item>
              <text:p text:style-name="P45"><text:span text:style-name="Strong_20_Emphasis">Funcionalidad</text:span>: Interceptación de tráfico HTTP, escaneo de vulnerabilidades, pruebas de inyección, manipulación de cookies, etc.</text:p>
            </text:list-item>
            <text:list-item>
              <text:p text:style-name="P45"><text:span text:style-name="Strong_20_Emphasis">Enlace</text:span>: Burp Suite</text:p>
            </text:list-item>
          </text:list>
        </text:list-item>
        <text:list-item>
          <text:p text:style-name="P44"><text:span text:style-name="Strong_20_Emphasis">Metasploit Framework</text:span></text:p>
          <text:list>
            <text:list-item>
              <text:p text:style-name="P45"><text:soft-page-break/><text:span text:style-name="Strong_20_Emphasis">Descripción</text:span>: <text:span text:style-name="Strong_20_Emphasis">Metasploit</text:span> es una plataforma de pruebas de penetración que ofrece herramientas para desarrollar y ejecutar exploits, realizar escaneos de vulnerabilidades y simular ataques.</text:p>
            </text:list-item>
            <text:list-item>
              <text:p text:style-name="P45"><text:span text:style-name="Strong_20_Emphasis">Funcionalidad</text:span>: Generación y explotación de vulnerabilidades, escaneo de puertos, administración de exploits, post-explotación.</text:p>
            </text:list-item>
            <text:list-item>
              <text:p text:style-name="P45"><text:span text:style-name="Strong_20_Emphasis">Enlace</text:span>: <text:a xlink:type="simple" xlink:href="https://www.metasploit.com/" office:target-frame-name="_new" xlink:show="replace" text:style-name="Internet_20_link" text:visited-style-name="Visited_20_Internet_20_Link">Metasploit Framework</text:a></text:p>
            </text:list-item>
          </text:list>
        </text:list-item>
        <text:list-item>
          <text:p text:style-name="P44"><text:span text:style-name="Strong_20_Emphasis">Nmap</text:span></text:p>
          <text:list>
            <text:list-item>
              <text:p text:style-name="P45"><text:span text:style-name="Strong_20_Emphasis">Descripción</text:span>: <text:span text:style-name="Strong_20_Emphasis">Nmap</text:span> es una de las herramientas de escaneo de red más conocidas, utilizada para descubrir hosts, servicios, y vulnerabilidades en una red, lo que incluye aplicaciones web expuestas a la red.</text:p>
            </text:list-item>
            <text:list-item>
              <text:p text:style-name="P45"><text:span text:style-name="Strong_20_Emphasis">Funcionalidad</text:span>: Descubrimiento de puertos abiertos, mapeo de redes, escaneo de vulnerabilidades.</text:p>
            </text:list-item>
            <text:list-item>
              <text:p text:style-name="P45"><text:span text:style-name="Strong_20_Emphasis">Enlace</text:span>: <text:a xlink:type="simple" xlink:href="https://nmap.org/" office:target-frame-name="_new" xlink:show="replace" text:style-name="Internet_20_link" text:visited-style-name="Visited_20_Internet_20_Link">Nmap</text:a></text:p>
            </text:list-item>
          </text:list>
        </text:list-item>
        <text:list-item>
          <text:p text:style-name="P44"><text:span text:style-name="Strong_20_Emphasis">Skipfish</text:span></text:p>
          <text:list>
            <text:list-item>
              <text:p text:style-name="P45"><text:span text:style-name="Strong_20_Emphasis">Descripción</text:span>: <text:span text:style-name="Strong_20_Emphasis">Skipfish</text:span> es una herramienta de escaneo de aplicaciones web rápida y efectiva. Se utiliza para detectar vulnerabilidades de seguridad comunes en aplicaciones web.</text:p>
            </text:list-item>
            <text:list-item>
              <text:p text:style-name="P45"><text:span text:style-name="Strong_20_Emphasis">Funcionalidad</text:span>: Genera informes detallados sobre vulnerabilidades potenciales, escanea sitios web en busca de fallos de seguridad.</text:p>
            </text:list-item>
            <text:list-item>
              <text:p text:style-name="P45"><text:span text:style-name="Strong_20_Emphasis">Enlace</text:span>: <text:a xlink:type="simple" xlink:href="https://github.com/skipfish/skipfish" office:target-frame-name="_new" xlink:show="replace" text:style-name="Internet_20_link" text:visited-style-name="Visited_20_Internet_20_Link">Skipfish</text:a></text:p>
            </text:list-item>
          </text:list>
        </text:list-item>
        <text:list-item>
          <text:p text:style-name="P44"><text:span text:style-name="Strong_20_Emphasis">OpenVAS (Greenbone Vulnerability Management)</text:span></text:p>
          <text:list>
            <text:list-item>
              <text:p text:style-name="P45"><text:span text:style-name="Strong_20_Emphasis">Descripción</text:span>: <text:span text:style-name="Strong_20_Emphasis">OpenVAS</text:span> es una plataforma de escaneo de vulnerabilidades que proporciona pruebas exhaustivas para detectar una amplia gama de vulnerabilidades de red y aplicaciones, incluidas aquellas en aplicaciones web.</text:p>
            </text:list-item>
            <text:list-item>
              <text:p text:style-name="P45"><text:span text:style-name="Strong_20_Emphasis">Funcionalidad</text:span>: Escaneo de vulnerabilidades, auditorías de seguridad y generación de informes detallados sobre las fallas encontradas.</text:p>
            </text:list-item>
            <text:list-item>
              <text:p text:style-name="P45"><text:span text:style-name="Strong_20_Emphasis">Enlace</text:span>: <text:a xlink:type="simple" xlink:href="https://www.openvas.org/" office:target-frame-name="_new" xlink:show="replace" text:style-name="Internet_20_link" text:visited-style-name="Visited_20_Internet_20_Link">OpenVAS</text:a></text:p>
            </text:list-item>
          </text:list>
        </text:list-item>
        <text:list-item>
          <text:p text:style-name="P44"><text:span text:style-name="Strong_20_Emphasis">ClamAV</text:span></text:p>
          <text:list>
            <text:list-item>
              <text:p text:style-name="P45"><text:span text:style-name="Strong_20_Emphasis">Descripción</text:span>: <text:span text:style-name="Strong_20_Emphasis">ClamAV</text:span> es un antivirus de código abierto que puede ser utilizado para detectar malware en servidores web y archivos relacionados con aplicaciones web.</text:p>
            </text:list-item>
            <text:list-item>
              <text:p text:style-name="P45"><text:span text:style-name="Strong_20_Emphasis">Funcionalidad</text:span>: Escaneo de archivos y directorios en busca de virus y malware.</text:p>
            </text:list-item>
            <text:list-item>
              <text:p text:style-name="P45"><text:span text:style-name="Strong_20_Emphasis">Enlace</text:span>: <text:a xlink:type="simple" xlink:href="https://www.clamav.net/" office:target-frame-name="_new" xlink:show="replace" text:style-name="Internet_20_link" text:visited-style-name="Visited_20_Internet_20_Link">ClamAV</text:a></text:p>
            </text:list-item>
          </text:list>
        </text:list-item>
        <text:list-item>
          <text:p text:style-name="P44"><text:span text:style-name="Strong_20_Emphasis">Fail2Ban</text:span></text:p>
          <text:list>
            <text:list-item>
              <text:p text:style-name="P45"><text:span text:style-name="Strong_20_Emphasis">Descripción</text:span>: <text:span text:style-name="Strong_20_Emphasis">Fail2Ban</text:span> es una herramienta de seguridad que ayuda a proteger servidores de aplicaciones web contra ataques de fuerza bruta.</text:p>
            </text:list-item>
            <text:list-item>
              <text:p text:style-name="P45"><text:span text:style-name="Strong_20_Emphasis">Funcionalidad</text:span>: Monitorea logs para detectar intentos de acceso no autorizados y bloquea las direcciones IP de los atacantes.</text:p>
            </text:list-item>
            <text:list-item>
              <text:p text:style-name="P45"><text:span text:style-name="Strong_20_Emphasis">Enlace</text:span>: <text:a xlink:type="simple" xlink:href="https://www.fail2ban.org/" office:target-frame-name="_new" xlink:show="replace" text:style-name="Internet_20_link" text:visited-style-name="Visited_20_Internet_20_Link">Fail2Ban</text:a></text:p>
            </text:list-item>
          </text:list>
        </text:list-item>
        <text:list-item>
          <text:p text:style-name="P44"><text:span text:style-name="Strong_20_Emphasis">Dirbuster</text:span></text:p>
          <text:list>
            <text:list-item>
              <text:p text:style-name="P45"><text:span text:style-name="Strong_20_Emphasis">Descripción</text:span>: <text:span text:style-name="Strong_20_Emphasis">Dirbuster</text:span> es una herramienta para realizar búsquedas de directorios y archivos en servidores web, ayudando a identificar rutas y recursos no accesibles normalmente.</text:p>
            </text:list-item>
            <text:list-item>
              <text:p text:style-name="P45"><text:soft-page-break/><text:span text:style-name="Strong_20_Emphasis">Funcionalidad</text:span>: Búsqueda de directorios ocultos, archivos, y recursos vulnerables en aplicaciones web.</text:p>
            </text:list-item>
            <text:list-item>
              <text:p text:style-name="P45"><text:span text:style-name="Strong_20_Emphasis">Enlace</text:span>: <text:a xlink:type="simple" xlink:href="https://github.com/digination/dirbuster" office:target-frame-name="_new" xlink:show="replace" text:style-name="Internet_20_link" text:visited-style-name="Visited_20_Internet_20_Link">Dirbuster</text:a></text:p>
            </text:list-item>
          </text:list>
        </text:list-item>
        <text:list-item>
          <text:p text:style-name="P44"><text:span text:style-name="Strong_20_Emphasis">Hydra</text:span></text:p>
          <text:list>
            <text:list-item>
              <text:p text:style-name="P45"><text:span text:style-name="Strong_20_Emphasis">Descripción</text:span>: <text:span text:style-name="Strong_20_Emphasis">Hydra</text:span> es una herramienta de ataque de fuerza bruta que se usa comúnmente para realizar ataques de credenciales en aplicaciones web (por ejemplo, en formularios de inicio de sesión).</text:p>
            </text:list-item>
            <text:list-item>
              <text:p text:style-name="P45"><text:span text:style-name="Strong_20_Emphasis">Funcionalidad</text:span>: Ataques de fuerza bruta contra servicios web, SSH, FTP, HTTP, y más.</text:p>
            </text:list-item>
            <text:list-item>
              <text:p text:style-name="P45"><text:span text:style-name="Strong_20_Emphasis">Enlace</text:span>: <text:a xlink:type="simple" xlink:href="https://github.com/vanhauser-thc/thc-hydra" office:target-frame-name="_new" xlink:show="replace" text:style-name="Internet_20_link" text:visited-style-name="Visited_20_Internet_20_Link">Hydra</text:a></text:p>
            </text:list-item>
          </text:list>
        </text:list-item>
        <text:list-item>
          <text:p text:style-name="P44"><text:span text:style-name="Strong_20_Emphasis">Social Engineering Toolkit (SET)</text:span></text:p>
          <text:list>
            <text:list-item>
              <text:p text:style-name="P45"><text:span text:style-name="Strong_20_Emphasis">Descripción</text:span>: <text:span text:style-name="Strong_20_Emphasis">SET</text:span> es una herramienta que simula ataques de ingeniería social y phishing, muy útil para evaluar las debilidades en la interacción del usuario con aplicaciones web.</text:p>
            </text:list-item>
            <text:list-item>
              <text:p text:style-name="P45"><text:span text:style-name="Strong_20_Emphasis">Funcionalidad</text:span>: Simulación de ataques de ingeniería social, phishing, y ataques a través de credenciales comprometidas.</text:p>
            </text:list-item>
            <text:list-item>
              <text:p text:style-name="P45"><text:span text:style-name="Strong_20_Emphasis">Enlace</text:span>: <text:a xlink:type="simple" xlink:href="https://github.com/trustedsec/social-engineer-toolkit" office:target-frame-name="_new" xlink:show="replace" text:style-name="Internet_20_link" text:visited-style-name="Visited_20_Internet_20_Link">SET</text:a></text:p>
            </text:list-item>
          </text:list>
        </text:list-item>
        <text:list-item>
          <text:p text:style-name="P44"><text:span text:style-name="Strong_20_Emphasis">Tor</text:span></text:p>
          <text:list>
            <text:list-item>
              <text:p text:style-name="P45"><text:span text:style-name="Strong_20_Emphasis">Descripción</text:span>: <text:span text:style-name="Strong_20_Emphasis">Tor</text:span> es una red de anonimato utilizada para proteger la identidad de los usuarios al navegar por la web. Es útil para realizar pruebas de seguridad sin ser detectado.</text:p>
            </text:list-item>
            <text:list-item>
              <text:p text:style-name="P45"><text:span text:style-name="Strong_20_Emphasis">Funcionalidad</text:span>: Navegación anónima y escaneo de aplicaciones web desde una red distribuida.</text:p>
            </text:list-item>
            <text:list-item>
              <text:p text:style-name="P44"><text:span text:style-name="Strong_20_Emphasis">Enlace</text:span>: <text:a xlink:type="simple" xlink:href="https://www.torproject.org/" office:target-frame-name="_new" xlink:show="replace" text:style-name="Internet_20_link" text:visited-style-name="Visited_20_Internet_20_Link">Tor Project</text:a></text:p>
            </text:list-item>
          </text:list>
        </text:list-item>
      </text:list>
      <text:p text:style-name="Text_20_body"/>
      <text:p text:style-name="P46">Aquí tienes una serie de <text:span text:style-name="Strong_20_Emphasis">talleres prácticos</text:span> que podrías ofrecer a un <text:span text:style-name="Strong_20_Emphasis">Técnico en Seguridad de Aplicaciones Web</text:span> para reforzar su aprendizaje y habilidades en el campo. Cada taller se centra en un aspecto clave de la seguridad web, desde la identificación de vulnerabilidades hasta la respuesta ante incidentes.</text:p>
      <text:h text:style-name="Heading_20_3" text:outline-level="3">1. <text:span text:style-name="Strong_20_Emphasis">Taller: Auditoría de Seguridad Web con OWASP ZAP</text:span></text:h>
      <text:list text:style-name="L22">
        <text:list-item>
          <text:p text:style-name="P47"><text:span text:style-name="Strong_20_Emphasis">Objetivo</text:span>: Aprender a utilizar <text:span text:style-name="Strong_20_Emphasis">OWASP ZAP</text:span> para realizar auditorías de seguridad de aplicaciones web.</text:p>
        </text:list-item>
        <text:list-item>
          <text:p text:style-name="P47"><text:span text:style-name="Strong_20_Emphasis">Contenido</text:span>:</text:p>
          <text:list>
            <text:list-item>
              <text:p text:style-name="P47">Introducción a la herramienta OWASP ZAP.</text:p>
            </text:list-item>
            <text:list-item>
              <text:p text:style-name="P47">Configuración inicial y escaneo pasivo de vulnerabilidades.</text:p>
            </text:list-item>
            <text:list-item>
              <text:p text:style-name="P47">Realización de un escaneo activo para detectar fallos comunes (XSS, SQL Injection, etc.).</text:p>
            </text:list-item>
            <text:list-item>
              <text:p text:style-name="P47">Análisis y generación de informes de vulnerabilidades.</text:p>
            </text:list-item>
            <text:list-item>
              <text:p text:style-name="P47">Prácticas de manipulación de tráfico para descubrir posibles debilidades.</text:p>
            </text:list-item>
          </text:list>
        </text:list-item>
        <text:list-item>
          <text:p text:style-name="P47"><text:span text:style-name="Strong_20_Emphasis">Duración</text:span>: 3 horas.</text:p>
        </text:list-item>
        <text:list-item>
          <text:p text:style-name="P48"><text:span text:style-name="Strong_20_Emphasis">Materiales</text:span>: Instalación de OWASP ZAP, una aplicación web vulnerable de ejemplo (como <text:span text:style-name="Strong_20_Emphasis">DVWA</text:span> o <text:span text:style-name="Strong_20_Emphasis">bWAPP</text:span>).</text:p>
        </text:list-item>
      </text:list>
      <text:h text:style-name="Heading_20_3" text:outline-level="3">2. <text:span text:style-name="Strong_20_Emphasis">Taller: Pentesting de Aplicaciones Web con Burp Suite</text:span></text:h>
      <text:list text:style-name="L23">
        <text:list-item>
          <text:p text:style-name="P49"><text:span text:style-name="Strong_20_Emphasis">Objetivo</text:span>: Enseñar cómo realizar pruebas de penetración en aplicaciones web utilizando <text:span text:style-name="Strong_20_Emphasis">Burp Suite</text:span>.</text:p>
        </text:list-item>
        <text:list-item>
          <text:p text:style-name="P49"><text:span text:style-name="Strong_20_Emphasis">Contenido</text:span>:</text:p>
          <text:list>
            <text:list-item>
              <text:p text:style-name="P49">Instalación y configuración de Burp Suite.</text:p>
            </text:list-item>
            <text:list-item>
              <text:p text:style-name="P49">Uso de la herramienta para interceptar tráfico HTTP y modificar peticiones.</text:p>
            </text:list-item>
            <text:list-item>
              <text:p text:style-name="P49">Identificación de vulnerabilidades de seguridad comunes (inyección de SQL, XSS, CSRF).</text:p>
            </text:list-item>
            <text:list-item>
              <text:p text:style-name="P49">Técnicas avanzadas: fuzzing, brute force y manipulación de sesiones.</text:p>
            </text:list-item>
            <text:list-item>
              <text:p text:style-name="P49">Análisis de la información recogida y generación de un informe detallado.</text:p>
            </text:list-item>
          </text:list>
        </text:list-item>
        <text:list-item>
          <text:p text:style-name="P49"><text:span text:style-name="Strong_20_Emphasis">Duración</text:span>: 4 horas.</text:p>
        </text:list-item>
        <text:list-item>
          <text:p text:style-name="P50"><text:span text:style-name="Strong_20_Emphasis">Materiales</text:span>: Aplicación vulnerable, acceso a Burp Suite Community Edition.</text:p>
        </text:list-item>
      </text:list>
      <text:h text:style-name="Heading_20_3" text:outline-level="3">3. <text:span text:style-name="Strong_20_Emphasis">Taller: Escaneo de Vulnerabilidades con Nikto y Wapiti</text:span></text:h>
      <text:list text:style-name="L24">
        <text:list-item>
          <text:p text:style-name="P51"><text:span text:style-name="Strong_20_Emphasis">Objetivo</text:span>: Aprender a usar <text:span text:style-name="Strong_20_Emphasis">Nikto</text:span> y <text:span text:style-name="Strong_20_Emphasis">Wapiti</text:span> para escanear vulnerabilidades en aplicaciones web.</text:p>
        </text:list-item>
        <text:list-item>
          <text:p text:style-name="P51"><text:span text:style-name="Strong_20_Emphasis">Contenido</text:span>:</text:p>
          <text:list>
            <text:list-item>
              <text:p text:style-name="P51">Instalación y configuración de Nikto y Wapiti.</text:p>
            </text:list-item>
            <text:list-item>
              <text:p text:style-name="P51">Realización de escaneos básicos de vulnerabilidades (como archivos mal configurados, XSS, inyecciones SQL).</text:p>
            </text:list-item>
            <text:list-item>
              <text:p text:style-name="P51">Análisis de resultados y propuesta de medidas de mitigación.</text:p>
            </text:list-item>
            <text:list-item>
              <text:p text:style-name="P51">Comparativa de las dos herramientas y elección de la adecuada según el entorno.</text:p>
            </text:list-item>
          </text:list>
        </text:list-item>
        <text:list-item>
          <text:p text:style-name="P51"><text:span text:style-name="Strong_20_Emphasis">Duración</text:span>: 3 horas.</text:p>
        </text:list-item>
        <text:list-item>
          <text:p text:style-name="P52"><text:span text:style-name="Strong_20_Emphasis">Materiales</text:span>: Aplicación web vulnerable.</text:p>
        </text:list-item>
      </text:list>
      <text:h text:style-name="Heading_20_3" text:outline-level="3"><text:soft-page-break/>4. <text:span text:style-name="Strong_20_Emphasis">Taller: Hacking Ético - Ataques de Inyección SQL y XSS</text:span></text:h>
      <text:list text:style-name="L25">
        <text:list-item>
          <text:p text:style-name="P53"><text:span text:style-name="Strong_20_Emphasis">Objetivo</text:span>: Enseñar los fundamentos de los ataques de <text:span text:style-name="Strong_20_Emphasis">inyección SQL</text:span> y <text:span text:style-name="Strong_20_Emphasis">Cross-Site Scripting (XSS)</text:span> en aplicaciones web.</text:p>
        </text:list-item>
        <text:list-item>
          <text:p text:style-name="P53"><text:span text:style-name="Strong_20_Emphasis">Contenido</text:span>:</text:p>
          <text:list>
            <text:list-item>
              <text:p text:style-name="P53">Introducción a las inyecciones SQL y XSS: teorías, tipos y métodos.</text:p>
            </text:list-item>
            <text:list-item>
              <text:p text:style-name="P53">Ejecución de inyecciones SQL en una base de datos vulnerable.</text:p>
            </text:list-item>
            <text:list-item>
              <text:p text:style-name="P53">Realización de ataques XSS para robar cookies y modificar el contenido de una página.</text:p>
            </text:list-item>
            <text:list-item>
              <text:p text:style-name="P53">Métodos de protección contra estos ataques.</text:p>
            </text:list-item>
            <text:list-item>
              <text:p text:style-name="P53">Estudio de casos y corrección de vulnerabilidades en una aplicación web de ejemplo.</text:p>
            </text:list-item>
          </text:list>
        </text:list-item>
        <text:list-item>
          <text:p text:style-name="P53"><text:span text:style-name="Strong_20_Emphasis">Duración</text:span>: 4 horas.</text:p>
        </text:list-item>
        <text:list-item>
          <text:p text:style-name="P54"><text:span text:style-name="Strong_20_Emphasis">Materiales</text:span>: Aplicación vulnerable (por ejemplo, <text:span text:style-name="Strong_20_Emphasis">DVWA</text:span> o <text:span text:style-name="Strong_20_Emphasis">bWAPP</text:span>).</text:p>
        </text:list-item>
      </text:list>
      <text:h text:style-name="Heading_20_3" text:outline-level="3">5. <text:span text:style-name="Strong_20_Emphasis">Taller: Implementación de Seguridad con HTTPS y Certificados SSL/TLS</text:span></text:h>
      <text:list text:style-name="L26">
        <text:list-item>
          <text:p text:style-name="P55"><text:span text:style-name="Strong_20_Emphasis">Objetivo</text:span>: Aprender a configurar <text:span text:style-name="Strong_20_Emphasis">HTTPS</text:span> y gestionar <text:span text:style-name="Strong_20_Emphasis">certificados SSL/TLS</text:span> para asegurar la comunicación web.</text:p>
        </text:list-item>
        <text:list-item>
          <text:p text:style-name="P55"><text:span text:style-name="Strong_20_Emphasis">Contenido</text:span>:</text:p>
          <text:list>
            <text:list-item>
              <text:p text:style-name="P55">Introducción a SSL/TLS y su importancia para la seguridad web.</text:p>
            </text:list-item>
            <text:list-item>
              <text:p text:style-name="P55">Creación e instalación de un certificado SSL/TLS en un servidor web.</text:p>
            </text:list-item>
            <text:list-item>
              <text:p text:style-name="P55">Configuración de servidores para redirigir todo el tráfico a HTTPS.</text:p>
            </text:list-item>
            <text:list-item>
              <text:p text:style-name="P55">Verificación de la instalación y resolución de problemas comunes.</text:p>
            </text:list-item>
            <text:list-item>
              <text:p text:style-name="P55">Uso de herramientas como <text:span text:style-name="Strong_20_Emphasis">SSL Labs</text:span> para evaluar la seguridad del certificado.</text:p>
            </text:list-item>
          </text:list>
        </text:list-item>
        <text:list-item>
          <text:p text:style-name="P55"><text:span text:style-name="Strong_20_Emphasis">Duración</text:span>: 2 horas.</text:p>
        </text:list-item>
        <text:list-item>
          <text:p text:style-name="P56"><text:span text:style-name="Strong_20_Emphasis">Materiales</text:span>: Servidor web (puede ser una máquina virtual con Apache o Nginx).</text:p>
        </text:list-item>
      </text:list>
      <text:h text:style-name="Heading_20_3" text:outline-level="3">6. <text:span text:style-name="Strong_20_Emphasis">Taller: Respuesta ante Incidentes de Seguridad Web</text:span></text:h>
      <text:list text:style-name="L27">
        <text:list-item>
          <text:p text:style-name="P57"><text:span text:style-name="Strong_20_Emphasis">Objetivo</text:span>: Capacitar a los participantes en la identificación y respuesta ante incidentes de seguridad web.</text:p>
        </text:list-item>
        <text:list-item>
          <text:p text:style-name="P57"><text:span text:style-name="Strong_20_Emphasis">Contenido</text:span>:</text:p>
          <text:list>
            <text:list-item>
              <text:p text:style-name="P57">Qué es un incidente de seguridad y cómo identificarlo.</text:p>
            </text:list-item>
            <text:list-item>
              <text:p text:style-name="P57">Monitoreo de logs y análisis forense de incidentes.</text:p>
            </text:list-item>
            <text:list-item>
              <text:p text:style-name="P57">Simulación de un ataque (por ejemplo, un SQL Injection exitoso) y respuesta ante el incidente.</text:p>
            </text:list-item>
            <text:list-item>
              <text:p text:style-name="P57">Elaboración de un plan de respuesta ante incidentes (contención, mitigación, restauración).</text:p>
            </text:list-item>
            <text:list-item>
              <text:p text:style-name="P57">Documentación y seguimiento post-incidente.</text:p>
            </text:list-item>
          </text:list>
        </text:list-item>
        <text:list-item>
          <text:p text:style-name="P57"><text:span text:style-name="Strong_20_Emphasis">Duración</text:span>: 3 horas.</text:p>
        </text:list-item>
        <text:list-item>
          <text:p text:style-name="P58"><text:span text:style-name="Strong_20_Emphasis">Materiales</text:span>: Registros de servidores, herramientas de monitoreo (como <text:span text:style-name="Strong_20_Emphasis">Splunk</text:span> o <text:span text:style-name="Strong_20_Emphasis">ELK Stack</text:span>).</text:p>
        </text:list-item>
      </text:list>
      <text:h text:style-name="Heading_20_3" text:outline-level="3">7. <text:span text:style-name="Strong_20_Emphasis">Taller: Automatización de Seguridad con CI/CD</text:span></text:h>
      <text:list text:style-name="L28">
        <text:list-item>
          <text:p text:style-name="P59"><text:span text:style-name="Strong_20_Emphasis">Objetivo</text:span>: Integrar pruebas de seguridad dentro de un pipeline de <text:span text:style-name="Strong_20_Emphasis">CI/CD</text:span>.</text:p>
        </text:list-item>
        <text:list-item>
          <text:p text:style-name="P59"><text:span text:style-name="Strong_20_Emphasis">Contenido</text:span>:</text:p>
          <text:list>
            <text:list-item>
              <text:p text:style-name="P59">Introducción al CI/CD y su relación con la seguridad en el desarrollo.</text:p>
            </text:list-item>
            <text:list-item>
              <text:p text:style-name="P59"><text:soft-page-break/>Integración de herramientas de análisis estático (como <text:span text:style-name="Strong_20_Emphasis">SonarQube</text:span>) en un pipeline.</text:p>
            </text:list-item>
            <text:list-item>
              <text:p text:style-name="P59">Creación de un pipeline de CI/CD con pruebas de seguridad automatizadas.</text:p>
            </text:list-item>
            <text:list-item>
              <text:p text:style-name="P59">Análisis y gestión de vulnerabilidades detectadas automáticamente.</text:p>
            </text:list-item>
            <text:list-item>
              <text:p text:style-name="P59">Corrección de vulnerabilidades de seguridad en el código fuente.</text:p>
            </text:list-item>
          </text:list>
        </text:list-item>
        <text:list-item>
          <text:p text:style-name="P59"><text:span text:style-name="Strong_20_Emphasis">Duración</text:span>: 4 horas.</text:p>
        </text:list-item>
        <text:list-item>
          <text:p text:style-name="P60"><text:span text:style-name="Strong_20_Emphasis">Materiales</text:span>: Repositorio de código, herramientas de integración continua (como <text:span text:style-name="Strong_20_Emphasis">Jenkins</text:span> o <text:span text:style-name="Strong_20_Emphasis">GitLab CI</text:span>).</text:p>
        </text:list-item>
      </text:list>
      <text:h text:style-name="Heading_20_3" text:outline-level="3">8. <text:span text:style-name="Strong_20_Emphasis">Taller: Análisis Forense y Recuperación Tras un Ataque</text:span></text:h>
      <text:list text:style-name="L29">
        <text:list-item>
          <text:p text:style-name="P61"><text:span text:style-name="Strong_20_Emphasis">Objetivo</text:span>: Enseñar cómo realizar un análisis forense tras un incidente de seguridad en una aplicación web.</text:p>
        </text:list-item>
        <text:list-item>
          <text:p text:style-name="P61"><text:span text:style-name="Strong_20_Emphasis">Contenido</text:span>:</text:p>
          <text:list>
            <text:list-item>
              <text:p text:style-name="P61">Pasos iniciales en un análisis forense digital.</text:p>
            </text:list-item>
            <text:list-item>
              <text:p text:style-name="P61">Uso de herramientas como <text:span text:style-name="Strong_20_Emphasis">Autopsy</text:span> o <text:span text:style-name="Strong_20_Emphasis">Volatility</text:span> para analizar sistemas comprometidos.</text:p>
            </text:list-item>
            <text:list-item>
              <text:p text:style-name="P61">Identificación de huellas de ataques: ¿qué fue lo que sucedió?</text:p>
            </text:list-item>
            <text:list-item>
              <text:p text:style-name="P61">Recopilación de pruebas y documentación adecuada.</text:p>
            </text:list-item>
            <text:list-item>
              <text:p text:style-name="P61">Procedimientos de recuperación de sistemas y mitigación de riesgos.</text:p>
            </text:list-item>
          </text:list>
        </text:list-item>
        <text:list-item>
          <text:p text:style-name="P61"><text:span text:style-name="Strong_20_Emphasis">Duración</text:span>: 4 horas.</text:p>
        </text:list-item>
        <text:list-item>
          <text:p text:style-name="P62"><text:span text:style-name="Strong_20_Emphasis">Materiales</text:span>: Imágenes de sistemas comprometidos, herramientas forenses.</text:p>
        </text:list-item>
      </text:list>
      <text:h text:style-name="Heading_20_3" text:outline-level="3">9. <text:span text:style-name="Strong_20_Emphasis">Taller: Uso de Tor para Realizar Pentesting Anónimo</text:span></text:h>
      <text:list text:style-name="L30">
        <text:list-item>
          <text:p text:style-name="P63"><text:span text:style-name="Strong_20_Emphasis">Objetivo</text:span>: Aprender a realizar pruebas de penetración de manera anónima utilizando <text:span text:style-name="Strong_20_Emphasis">Tor</text:span>.</text:p>
        </text:list-item>
        <text:list-item>
          <text:p text:style-name="P63"><text:span text:style-name="Strong_20_Emphasis">Contenido</text:span>:</text:p>
          <text:list>
            <text:list-item>
              <text:p text:style-name="P63">Introducción a Tor y cómo configura su red para la navegación anónima.</text:p>
            </text:list-item>
            <text:list-item>
              <text:p text:style-name="P63">Escaneo de aplicaciones web y redes utilizando Tor.</text:p>
            </text:list-item>
            <text:list-item>
              <text:p text:style-name="P63">Cómo proteger tu identidad mientras realizas pruebas de seguridad.</text:p>
            </text:list-item>
            <text:list-item>
              <text:p text:style-name="P63">Riesgos y limitaciones del uso de Tor en pruebas de seguridad.</text:p>
            </text:list-item>
          </text:list>
        </text:list-item>
        <text:list-item>
          <text:p text:style-name="P63"><text:span text:style-name="Strong_20_Emphasis">Duración</text:span>: 2 horas.</text:p>
        </text:list-item>
        <text:list-item>
          <text:p text:style-name="P64"><text:span text:style-name="Strong_20_Emphasis">Materiales</text:span>: Instalación de Tor, acceso a redes o aplicaciones web para realizar pruebas anónimas.</text:p>
        </text:list-item>
      </text:list>
      <text:h text:style-name="Heading_20_3" text:outline-level="3">10. <text:span text:style-name="Strong_20_Emphasis">Taller: Gestión de Vulnerabilidades en Aplicaciones Web</text:span></text:h>
      <text:list text:style-name="L31">
        <text:list-item>
          <text:p text:style-name="P65"><text:span text:style-name="Strong_20_Emphasis">Objetivo</text:span>: Enseñar el uso de herramientas de <text:span text:style-name="Strong_20_Emphasis">gestión de vulnerabilidades</text:span> como <text:span text:style-name="Strong_20_Emphasis">OpenVAS</text:span>.</text:p>
        </text:list-item>
        <text:list-item>
          <text:p text:style-name="P65"><text:span text:style-name="Strong_20_Emphasis">Contenido</text:span>:</text:p>
          <text:list>
            <text:list-item>
              <text:p text:style-name="P65">Introducción a OpenVAS y su funcionamiento.</text:p>
            </text:list-item>
            <text:list-item>
              <text:p text:style-name="P65">Escaneo de vulnerabilidades en aplicaciones web y servidores.</text:p>
            </text:list-item>
            <text:list-item>
              <text:p text:style-name="P65">Análisis de los resultados y la gestión de vulnerabilidades.</text:p>
            </text:list-item>
            <text:list-item>
              <text:p text:style-name="P65">Proceso de parcheo y actualización de sistemas.</text:p>
            </text:list-item>
          </text:list>
        </text:list-item>
        <text:list-item>
          <text:p text:style-name="P65"><text:span text:style-name="Strong_20_Emphasis">Duración</text:span>: 3 horas.</text:p>
        </text:list-item>
        <text:list-item>
          <text:p text:style-name="P66"><text:span text:style-name="Strong_20_Emphasis">Materiales</text:span>: Servidor vulnerable, acceso a OpenVAS.</text:p>
        </text:list-item>
      </text:list>
      <text:p text:style-name="Horizontal_20_Line"/>
      <text:h text:style-name="Heading_20_3" text:outline-level="3"><text:soft-page-break/>Resumen:</text:h>
      <text:p text:style-name="Text_20_body">Estos talleres proporcionan una combinación de teoría y práctica que ayudará a los técnicos en seguridad a desarrollar habilidades fundamentales y avanzadas en <text:span text:style-name="Strong_20_Emphasis">auditorías de seguridad web</text:span>, <text:span text:style-name="Strong_20_Emphasis">pruebas de penetración</text:span>, <text:span text:style-name="Strong_20_Emphasis">respuesta ante incidentes</text:span>, <text:span text:style-name="Strong_20_Emphasis">gestión de vulnerabilidades</text:span>, y <text:span text:style-name="Strong_20_Emphasis">automatización de seguridad</text:span>. Además, estos talleres se pueden adaptar a las necesidades específicas del grupo o entorno, proporcionando un enfoque práctico y enfocado en problemas reales</text:p>
      <text:p text:style-name="Text_20_body"/>
      <text:p text:style-name="P46">Aquí tienes una lista de <text:span text:style-name="Strong_20_Emphasis">chequeos de seguridad web</text:span> que puedes utilizar como base para realizar auditorías de seguridad en aplicaciones web. Estos chequeos cubren una amplia gama de áreas, desde la validación de entradas hasta el monitoreo de logs. Cada uno de estos elementos es fundamental para garantizar que la aplicación esté protegida contra las amenazas más comunes.</text:p>
      <text:h text:style-name="Heading_20_3" text:outline-level="3"><text:span text:style-name="Strong_20_Emphasis">Lista de Chequeos de Seguridad Web</text:span></text:h>
      <text:p text:style-name="Horizontal_20_Line"/>
      <text:h text:style-name="Heading_20_4" text:outline-level="4"><text:span text:style-name="Strong_20_Emphasis">1. Seguridad en la Autenticación y Control de Acceso</text:span></text:h>
      <text:list text:style-name="L32">
        <text:list-item>
          <text:p text:style-name="P67"><text:span text:style-name="Strong_20_Emphasis">Contraseñas seguras</text:span>: ¿La aplicación exige contraseñas complejas (mínimo 8 caracteres, uso de mayúsculas, minúsculas, números y caracteres especiales)?</text:p>
        </text:list-item>
        <text:list-item>
          <text:p text:style-name="P67"><text:span text:style-name="Strong_20_Emphasis">Almacenamiento seguro de contraseñas</text:span>: ¿Las contraseñas están almacenadas de forma segura (por ejemplo, usando un algoritmo de hashing fuerte como bcrypt, PBKDF2, o Argon2)?</text:p>
        </text:list-item>
        <text:list-item>
          <text:p text:style-name="P67"><text:span text:style-name="Strong_20_Emphasis">Autenticación multifactor (MFA)</text:span>: ¿La aplicación ofrece o requiere autenticación multifactor (MFA)?</text:p>
        </text:list-item>
        <text:list-item>
          <text:p text:style-name="P67"><text:span text:style-name="Strong_20_Emphasis">Control de acceso basado en roles</text:span>: ¿Los usuarios tienen acceso restringido solo a las funcionalidades que les corresponden según sus permisos?</text:p>
        </text:list-item>
        <text:list-item>
          <text:p text:style-name="P67"><text:span text:style-name="Strong_20_Emphasis">Control de sesión</text:span>: ¿Las sesiones expiran después de un período de inactividad? ¿Las sesiones están protegidas con cookies seguras (<text:span text:style-name="Source_20_Text">HttpOnly</text:span>, <text:span text:style-name="Source_20_Text">Secure</text:span>)?</text:p>
        </text:list-item>
        <text:list-item>
          <text:p text:style-name="P68"><text:span text:style-name="Strong_20_Emphasis">Protección contra ataques de fuerza bruta</text:span>: ¿Se utilizan mecanismos de protección contra ataques de fuerza bruta (como bloqueo temporal de la cuenta después de varios intentos fallidos)?</text:p>
        </text:list-item>
      </text:list>
      <text:p text:style-name="Horizontal_20_Line"/>
      <text:h text:style-name="Heading_20_4" text:outline-level="4"><text:span text:style-name="Strong_20_Emphasis">2. Validación y Sanitización de Entradas</text:span></text:h>
      <text:list text:style-name="L33">
        <text:list-item>
          <text:p text:style-name="P69"><text:span text:style-name="Strong_20_Emphasis">Validación de entradas</text:span>: ¿Todos los datos proporcionados por el usuario (formularios, URLs, headers) son validados y filtrados correctamente?</text:p>
        </text:list-item>
        <text:list-item>
          <text:p text:style-name="P69"><text:span text:style-name="Strong_20_Emphasis">Protección contra inyección SQL</text:span>: ¿Las consultas SQL utilizan declaraciones preparadas o ORM (Object Relational Mapping) para evitar inyecciones?</text:p>
        </text:list-item>
        <text:list-item>
          <text:p text:style-name="P69"><text:span text:style-name="Strong_20_Emphasis">Protección contra Cross-Site Scripting (XSS)</text:span>: ¿Se utiliza la codificación adecuada para evitar inyecciones de código JavaScript en las respuestas del servidor?</text:p>
        </text:list-item>
        <text:list-item>
          <text:p text:style-name="P69"><text:span text:style-name="Strong_20_Emphasis">Protección contra Cross-Site Request Forgery (CSRF)</text:span>: ¿Se implementan tokens CSRF para evitar que un atacante pueda realizar acciones no autorizadas en nombre del usuario?</text:p>
        </text:list-item>
        <text:list-item>
          <text:p text:style-name="P70"><text:span text:style-name="Strong_20_Emphasis">Sanitización de archivos cargados</text:span>: ¿Los archivos subidos por los usuarios son inspeccionados para asegurarse de que no contienen código malicioso (por ejemplo, mediante un antivirus o validación de extensión y tipo de archivo)?</text:p>
        </text:list-item>
      </text:list>
      <text:p text:style-name="Horizontal_20_Line"/>
      <text:h text:style-name="Heading_20_4" text:outline-level="4"><text:span text:style-name="Strong_20_Emphasis">3. Protección de la Información y Criptografía</text:span></text:h>
      <text:list text:style-name="L34">
        <text:list-item>
          <text:p text:style-name="P71"><text:span text:style-name="Strong_20_Emphasis">Uso de HTTPS (SSL/TLS)</text:span>: ¿Todas las conexiones web utilizan HTTPS (certificados SSL/TLS válidos y correctamente configurados)?</text:p>
        </text:list-item>
        <text:list-item>
          <text:p text:style-name="P71"><text:span text:style-name="Strong_20_Emphasis">Uso de HTTP Strict Transport Security (HSTS)</text:span>: ¿Está habilitada la cabecera HSTS para garantizar que los navegadores solo se conecten a la aplicación mediante HTTPS?</text:p>
        </text:list-item>
        <text:list-item>
          <text:p text:style-name="P71"><text:soft-page-break/><text:span text:style-name="Strong_20_Emphasis">Cifrado de datos sensibles</text:span>: ¿Los datos sensibles (como contraseñas, información financiera) se cifran en reposo y durante la transmisión?</text:p>
        </text:list-item>
        <text:list-item>
          <text:p text:style-name="P71"><text:span text:style-name="Strong_20_Emphasis">Almacenamiento seguro de claves</text:span>: ¿Las claves privadas y otros secretos se almacenan de forma segura (por ejemplo, mediante un gestor de secretos o almacenamiento cifrado)?</text:p>
        </text:list-item>
        <text:list-item>
          <text:p text:style-name="P72"><text:span text:style-name="Strong_20_Emphasis">Protección de tokens de autenticación</text:span>: ¿Los tokens (por ejemplo, JWT) se cifran y se transmiten de forma segura?</text:p>
        </text:list-item>
      </text:list>
      <text:p text:style-name="Horizontal_20_Line"/>
      <text:h text:style-name="Heading_20_4" text:outline-level="4"><text:span text:style-name="Strong_20_Emphasis">4. Seguridad en la Configuración del Servidor</text:span></text:h>
      <text:list text:style-name="L35">
        <text:list-item>
          <text:p text:style-name="P73"><text:span text:style-name="Strong_20_Emphasis">Configuraciones del servidor web</text:span>: ¿El servidor web está configurado correctamente para bloquear solicitudes no deseadas o peligrosas?</text:p>
        </text:list-item>
        <text:list-item>
          <text:p text:style-name="P73"><text:span text:style-name="Strong_20_Emphasis">Cabeceras de seguridad HTTP</text:span>: ¿La aplicación incluye cabeceras de seguridad como <text:span text:style-name="Source_20_Text">X-Content-Type-Options</text:span>, <text:span text:style-name="Source_20_Text">X-Frame-Options</text:span>, <text:span text:style-name="Source_20_Text">X-XSS-Protection</text:span>, y <text:span text:style-name="Source_20_Text">Content-Security-Policy (CSP)</text:span>?</text:p>
        </text:list-item>
        <text:list-item>
          <text:p text:style-name="P73"><text:span text:style-name="Strong_20_Emphasis">Manejo de errores</text:span>: ¿La aplicación muestra mensajes de error genéricos (sin información sensible) en lugar de detalles técnicos que podrían ayudar a los atacantes?</text:p>
        </text:list-item>
        <text:list-item>
          <text:p text:style-name="P73"><text:span text:style-name="Strong_20_Emphasis">Desactivación de servicios no necesarios</text:span>: ¿Se han deshabilitado servicios y características innecesarias en el servidor que podrían ser explotados?</text:p>
        </text:list-item>
        <text:list-item>
          <text:p text:style-name="P74"><text:span text:style-name="Strong_20_Emphasis">Actualización de software</text:span>: ¿El sistema operativo, el servidor web, y las bibliotecas de terceros están actualizados con los últimos parches de seguridad?</text:p>
        </text:list-item>
      </text:list>
      <text:p text:style-name="Horizontal_20_Line"/>
      <text:h text:style-name="Heading_20_4" text:outline-level="4"><text:span text:style-name="Strong_20_Emphasis">5. Seguridad en las APIs y Servicios Web</text:span></text:h>
      <text:list text:style-name="L36">
        <text:list-item>
          <text:p text:style-name="P75"><text:span text:style-name="Strong_20_Emphasis">Autenticación en APIs</text:span>: ¿Las APIs requieren autenticación y autorización adecuadas (por ejemplo, OAuth2, API keys)?</text:p>
        </text:list-item>
        <text:list-item>
          <text:p text:style-name="P75"><text:span text:style-name="Strong_20_Emphasis">Validación de entradas en APIs</text:span>: ¿Las entradas proporcionadas por los usuarios son validadas y filtradas adecuadamente?</text:p>
        </text:list-item>
        <text:list-item>
          <text:p text:style-name="P75"><text:span text:style-name="Strong_20_Emphasis">Control de CORS (Cross-Origin Resource Sharing)</text:span>: ¿Las APIs están protegidas adecuadamente contra solicitudes no deseadas mediante la configuración de CORS?</text:p>
        </text:list-item>
        <text:list-item>
          <text:p text:style-name="P75"><text:span text:style-name="Strong_20_Emphasis">Limitación de tasa de API (Rate Limiting)</text:span>: ¿Se implementa un límite en la cantidad de peticiones que un usuario puede hacer en un corto período de tiempo?</text:p>
        </text:list-item>
        <text:list-item>
          <text:p text:style-name="P76"><text:span text:style-name="Strong_20_Emphasis">Registro y monitoreo de APIs</text:span>: ¿Las solicitudes y respuestas de la API se registran y monitorean para detectar actividades sospechosas?</text:p>
        </text:list-item>
      </text:list>
      <text:p text:style-name="Horizontal_20_Line"/>
      <text:h text:style-name="Heading_20_4" text:outline-level="4"><text:span text:style-name="Strong_20_Emphasis">6. Protección contra Ataques Comunes</text:span></text:h>
      <text:list text:style-name="L37">
        <text:list-item>
          <text:p text:style-name="P77"><text:span text:style-name="Strong_20_Emphasis">Protección contra ataques DDoS</text:span>: ¿La aplicación está protegida contra ataques de denegación de servicio distribuido (DDoS), por ejemplo, mediante un servicio de mitigación o un firewall?</text:p>
        </text:list-item>
        <text:list-item>
          <text:p text:style-name="P77"><text:span text:style-name="Strong_20_Emphasis">Desactivación de métodos HTTP peligrosos</text:span>: ¿Se han desactivado métodos HTTP no necesarios como <text:span text:style-name="Source_20_Text">PUT</text:span>, <text:span text:style-name="Source_20_Text">DELETE</text:span> y <text:span text:style-name="Source_20_Text">TRACE</text:span> en el servidor?</text:p>
        </text:list-item>
        <text:list-item>
          <text:p text:style-name="P77"><text:span text:style-name="Strong_20_Emphasis">Protección contra clickjacking</text:span>: ¿Se previene el ataque de <text:span text:style-name="Strong_20_Emphasis">clickjacking</text:span> usando la cabecera HTTP <text:span text:style-name="Source_20_Text">X-Frame-Options</text:span> o <text:span text:style-name="Strong_20_Emphasis">Content Security Policy (CSP)</text:span>?</text:p>
        </text:list-item>
        <text:list-item>
          <text:p text:style-name="P78"><text:soft-page-break/><text:span text:style-name="Strong_20_Emphasis">Monitoreo de tráfico en tiempo real</text:span>: ¿Se monitorean de manera continua los accesos y actividades en el servidor para identificar ataques en tiempo real?</text:p>
        </text:list-item>
      </text:list>
      <text:p text:style-name="Horizontal_20_Line"/>
      <text:h text:style-name="Heading_20_4" text:outline-level="4"><text:span text:style-name="Strong_20_Emphasis">7. Respuesta ante Incidentes y Plan de Recuperación</text:span></text:h>
      <text:list text:style-name="L38">
        <text:list-item>
          <text:p text:style-name="P79"><text:span text:style-name="Strong_20_Emphasis">Plan de respuesta ante incidentes</text:span>: ¿La aplicación o el servidor cuenta con un plan documentado para responder a incidentes de seguridad (brechas de datos, ataques exitosos)?</text:p>
        </text:list-item>
        <text:list-item>
          <text:p text:style-name="P79"><text:span text:style-name="Strong_20_Emphasis">Registro de actividades de seguridad</text:span>: ¿Se mantienen registros detallados de acceso y acciones críticas en la aplicación (logs de autenticación, acceso a datos sensibles, cambios en configuraciones)?</text:p>
        </text:list-item>
        <text:list-item>
          <text:p text:style-name="P79"><text:span text:style-name="Strong_20_Emphasis">Análisis forense</text:span>: ¿Se tiene un procedimiento para realizar análisis forense de eventos de seguridad y ataques?</text:p>
        </text:list-item>
        <text:list-item>
          <text:p text:style-name="P80"><text:span text:style-name="Strong_20_Emphasis">Recuperación ante desastres</text:span>: ¿Se ha probado un plan de recuperación ante desastres para restaurar rápidamente la funcionalidad en caso de un ataque o pérdida de datos?</text:p>
        </text:list-item>
      </text:list>
      <text:p text:style-name="Horizontal_20_Line"/>
      <text:h text:style-name="Heading_20_4" text:outline-level="4"><text:span text:style-name="Strong_20_Emphasis">8. Seguridad en el Desarrollo y el Ciclo de Vida del Software</text:span></text:h>
      <text:list text:style-name="L39">
        <text:list-item>
          <text:p text:style-name="P81"><text:span text:style-name="Strong_20_Emphasis">Desarrollo seguro</text:span>: ¿Se siguen las mejores prácticas de desarrollo seguro (por ejemplo, el principio de menor privilegio, revisión de código)?</text:p>
        </text:list-item>
        <text:list-item>
          <text:p text:style-name="P81"><text:span text:style-name="Strong_20_Emphasis">Pruebas de seguridad en el código</text:span>: ¿El código fuente es analizado automáticamente con herramientas de análisis estático (SAST) para detectar vulnerabilidades?</text:p>
        </text:list-item>
        <text:list-item>
          <text:p text:style-name="P81"><text:span text:style-name="Strong_20_Emphasis">Integración de seguridad en CI/CD</text:span>: ¿Se han integrado pruebas de seguridad en los pipelines de integración continua (CI) y despliegue continuo (CD)?</text:p>
        </text:list-item>
        <text:list-item>
          <text:p text:style-name="P82"><text:span text:style-name="Strong_20_Emphasis">Auditoría de código y dependencias</text:span>: ¿Se realizan auditorías de seguridad del código y las bibliotecas de terceros utilizadas en el desarrollo?</text:p>
        </text:list-item>
      </text:list>
      <text:p text:style-name="Horizontal_20_Line"/>
      <text:h text:style-name="Heading_20_3" text:outline-level="3"><text:span text:style-name="Strong_20_Emphasis">Resumen</text:span></text:h>
      <text:p text:style-name="Text_20_body">Esta lista de chequeos es una excelente guía para realizar una <text:span text:style-name="Strong_20_Emphasis">auditoría de seguridad web</text:span> completa y asegurar que tu aplicación esté protegida contra las amenazas más comunes. Puedes personalizarla según el tipo de aplicación y el entorno en el que se despliegue. Es recomendable realizar estos chequeos periódicamente y estar al tanto de nuevas vulnerabilidades para mantener un alto nivel de seguridad.</text:p>
      <text:p text:style-name="P83"/>
      <text:p text:style-name="P84">220501099 <text:s/>REALIZACIÓN DE PRUEBAS DE SEGURIDAD DIGITAL EN APLICACIONES WEB</text:p>
      <text:p text:style-name="P83"><text:span text:style-name="T1">RAP 1.</text:span>EJECUTAR PRUEBAS DE SEGURIDAD DIGITAL EN APLICACIONES WEB CON BASE EN LO ESTABLECIDO, MARCOS DE REFERENCIA Y ESTÁNDARES</text:p>
      <text:p text:style-name="P83"><text:span text:style-name="T1">RAP 2.</text:span> FORMULAR PLAN DE ACTIVIDADES Y ARTEFACTOS DE PRUEBAS DE ACUERDO CON LOS REQUISITOS ORGANIZACIONALES Y NORMATIVIDAD.</text:p>
      <text:p text:style-name="P83"/>
      <text:h text:style-name="P85" text:outline-level="3"><text:span text:style-name="Strong_20_Emphasis">220501099: REALIZACIÓN DE PRUEBAS DE SEGURIDAD DIGITAL EN APLICACIONES WEB</text:span></text:h>
      <text:p text:style-name="Text_20_body">Las pruebas de seguridad digital en aplicaciones web son esenciales para garantizar la protección de datos y prevenir vulnerabilidades que puedan ser explotadas por atacantes. A continuación, se describen los procesos que corresponden a los <text:span text:style-name="Strong_20_Emphasis">RAP 1</text:span> y <text:span text:style-name="Strong_20_Emphasis">RAP 2</text:span> mencionados.</text:p>
      <text:p text:style-name="Horizontal_20_Line"/>
      <text:h text:style-name="Heading_20_3" text:outline-level="3"><text:span text:style-name="Strong_20_Emphasis">RAP 1: EJECUTAR PRUEBAS DE SEGURIDAD DIGITAL EN APLICACIONES WEB CON BASE EN LO ESTABLECIDO, MARCOS DE REFERENCIA Y ESTÁNDARES</text:span></text:h>
      <text:p text:style-name="Text_20_body"><text:span text:style-name="Strong_20_Emphasis">Objetivo:</text:span> Realizar pruebas de seguridad en aplicaciones web conforme a marcos de referencia y estándares establecidos.</text:p>
      <text:h text:style-name="Heading_20_4" text:outline-level="4"><text:span text:style-name="Strong_20_Emphasis">Pasos a seguir:</text:span></text:h>
      <text:list text:style-name="L40">
        <text:list-item>
          <text:p text:style-name="P86"><text:span text:style-name="Strong_20_Emphasis">Identificación de Vulnerabilidades:</text:span> Utilizar herramientas de escaneo automático y análisis manual para identificar vulnerabilidades comunes en aplicaciones web, como:</text:p>
          <text:list>
            <text:list-item>
              <text:p text:style-name="P87">Inyección de SQL. </text:p>
            </text:list-item>
            <text:list-item>
              <text:p text:style-name="P87">Cross-Site Scripting (XSS). </text:p>
            </text:list-item>
            <text:list-item>
              <text:p text:style-name="P87">Cross-Site Request Forgery (CSRF). </text:p>
            </text:list-item>
            <text:list-item>
              <text:p text:style-name="P87">Fallos de autenticación y autorización. </text:p>
            </text:list-item>
          </text:list>
        </text:list-item>
        <text:list-item>
          <text:p text:style-name="P86"><text:span text:style-name="Strong_20_Emphasis">Herramientas y Técnicas de Prueba:</text:span> Aplicar marcos de prueba reconocidos y herramientas estándar de la industria, como:</text:p>
          <text:list>
            <text:list-item>
              <text:p text:style-name="P87"><text:span text:style-name="Strong_20_Emphasis">OWASP Top 10:</text:span> La lista de las principales vulnerabilidades de seguridad en aplicaciones web. </text:p>
            </text:list-item>
            <text:list-item>
              <text:p text:style-name="P87"><text:span text:style-name="Strong_20_Emphasis">OWASP ZAP (Zed Attack Proxy):</text:span> Herramienta de escaneo y pruebas automáticas. </text:p>
            </text:list-item>
            <text:list-item>
              <text:p text:style-name="P87"><text:span text:style-name="Strong_20_Emphasis">Burp Suite:</text:span> Para pruebas de penetración de aplicaciones web. </text:p>
            </text:list-item>
            <text:list-item>
              <text:p text:style-name="P87"><text:span text:style-name="Strong_20_Emphasis">Nessus:</text:span> Para escaneo de vulnerabilidades. </text:p>
            </text:list-item>
          </text:list>
        </text:list-item>
        <text:list-item>
          <text:p text:style-name="P86"><text:span text:style-name="Strong_20_Emphasis">Revisión de Código Fuente:</text:span> Si se tiene acceso al código fuente, realizar un análisis estático para detectar vulnerabilidades y malas prácticas.</text:p>
        </text:list-item>
        <text:list-item>
          <text:p text:style-name="P86"><text:span text:style-name="Strong_20_Emphasis">Pruebas de Penetración:</text:span> Ejecutar pruebas de penetración manuales para simular un ataque real y obtener una visión más profunda sobre la robustez de la seguridad de la aplicación.</text:p>
        </text:list-item>
        <text:list-item>
          <text:p text:style-name="P86"><text:span text:style-name="Strong_20_Emphasis">Evaluación de la Configuración del Servidor y Red:</text:span> Asegurarse de que los servidores de aplicación y bases de datos estén configurados correctamente para evitar configuraciones inseguras.</text:p>
        </text:list-item>
        <text:list-item>
          <text:p text:style-name="P86"><text:span text:style-name="Strong_20_Emphasis">Pruebas de Autenticación y Autorización:</text:span> Verificar que los mecanismos de autenticación sean robustos y que los usuarios solo tengan acceso a los recursos autorizados según su rol.</text:p>
        </text:list-item>
        <text:list-item>
          <text:p text:style-name="P86"><text:soft-page-break/><text:span text:style-name="Strong_20_Emphasis">Cumplimiento de Normas y Estándares:</text:span> Asegurarse de que las pruebas estén alineadas con marcos de referencia y estándares como:</text:p>
          <text:list>
            <text:list-item>
              <text:p text:style-name="P87"><text:span text:style-name="Strong_20_Emphasis">ISO/IEC 27001</text:span> (gestión de la seguridad de la información). </text:p>
            </text:list-item>
            <text:list-item>
              <text:p text:style-name="P87"><text:span text:style-name="Strong_20_Emphasis">NIST SP 800-53</text:span> (marco de seguridad). </text:p>
            </text:list-item>
            <text:list-item>
              <text:p text:style-name="P86"><text:span text:style-name="Strong_20_Emphasis">OWASP ASVS (Application Security Verification Standard).</text:span> </text:p>
            </text:list-item>
          </text:list>
        </text:list-item>
      </text:list>
      <text:h text:style-name="Heading_20_4" text:outline-level="4"><text:span text:style-name="Strong_20_Emphasis">Entregables esperados:</text:span></text:h>
      <text:list text:style-name="L41">
        <text:list-item>
          <text:p text:style-name="P88">Informe de vulnerabilidades encontradas. </text:p>
        </text:list-item>
        <text:list-item>
          <text:p text:style-name="P88">Recomendaciones para mitigación. </text:p>
        </text:list-item>
        <text:list-item>
          <text:p text:style-name="P89">Evidencias de pruebas ejecutadas. </text:p>
        </text:list-item>
      </text:list>
      <text:p text:style-name="Horizontal_20_Line"/>
      <text:h text:style-name="Heading_20_3" text:outline-level="3"><text:span text:style-name="Strong_20_Emphasis">RAP 2: FORMULAR PLAN DE ACTIVIDADES Y ARTEFACTOS DE PRUEBAS DE ACUERDO CON LOS REQUISITOS ORGANIZACIONALES Y NORMATIVIDAD</text:span></text:h>
      <text:p text:style-name="Text_20_body"><text:span text:style-name="Strong_20_Emphasis">Objetivo:</text:span> Elaborar un plan de pruebas de seguridad digital alineado con los requerimientos organizacionales y normativos específicos.</text:p>
      <text:h text:style-name="Heading_20_4" text:outline-level="4"><text:span text:style-name="Strong_20_Emphasis">Pasos a seguir:</text:span></text:h>
      <text:list text:style-name="L42">
        <text:list-item>
          <text:p text:style-name="P90"><text:span text:style-name="Strong_20_Emphasis">Análisis de Requisitos Organizacionales:</text:span> Comprender las políticas y objetivos de seguridad de la organización, tales como:</text:p>
          <text:list>
            <text:list-item>
              <text:p text:style-name="P91">Tipos de información que la aplicación maneja (sensibles, personales, etc.). </text:p>
            </text:list-item>
            <text:list-item>
              <text:p text:style-name="P91">Los riesgos específicos para la organización. </text:p>
            </text:list-item>
            <text:list-item>
              <text:p text:style-name="P91">Regulaciones que la organización debe cumplir (GDPR, HIPAA, etc.). </text:p>
            </text:list-item>
          </text:list>
        </text:list-item>
        <text:list-item>
          <text:p text:style-name="P90"><text:span text:style-name="Strong_20_Emphasis">Identificación de los Requisitos Normativos:</text:span> Asegurarse de que el plan de pruebas cumpla con las normativas locales o internacionales relevantes, tales como:</text:p>
          <text:list>
            <text:list-item>
              <text:p text:style-name="P91"><text:span text:style-name="Strong_20_Emphasis">GDPR:</text:span> Protección de datos personales. </text:p>
            </text:list-item>
            <text:list-item>
              <text:p text:style-name="P91"><text:span text:style-name="Strong_20_Emphasis">PCI DSS:</text:span> Para aplicaciones que manejan pagos con tarjeta. </text:p>
            </text:list-item>
            <text:list-item>
              <text:p text:style-name="P91"><text:span text:style-name="Strong_20_Emphasis">ISO 27001</text:span> o <text:span text:style-name="Strong_20_Emphasis">SOC 2:</text:span> Para auditorías de seguridad. </text:p>
            </text:list-item>
          </text:list>
        </text:list-item>
        <text:list-item>
          <text:p text:style-name="P90"><text:span text:style-name="Strong_20_Emphasis">Definición de Objetivos de las Pruebas:</text:span> Establecer qué se busca lograr con las pruebas de seguridad, como la identificación de vulnerabilidades críticas, la validación de controles de acceso, etc.</text:p>
        </text:list-item>
        <text:list-item>
          <text:p text:style-name="P90"><text:span text:style-name="Strong_20_Emphasis">Selección de Métodos y Herramientas:</text:span> Escoger las herramientas y métodos adecuados para las pruebas, incluyendo pruebas manuales y automáticas, y decidir sobre la inclusión de pruebas de penetración, pruebas de vulnerabilidad, y análisis de configuración.</text:p>
        </text:list-item>
        <text:list-item>
          <text:p text:style-name="P90"><text:span text:style-name="Strong_20_Emphasis">Establecimiento de Cronograma de Actividades:</text:span> Planificar las actividades de pruebas, incluyendo la asignación de recursos, plazos y las fases de prueba:</text:p>
          <text:list>
            <text:list-item>
              <text:p text:style-name="P91"><text:span text:style-name="Strong_20_Emphasis">Fase 1:</text:span> Identificación y análisis de riesgos. </text:p>
            </text:list-item>
            <text:list-item>
              <text:p text:style-name="P91"><text:span text:style-name="Strong_20_Emphasis">Fase 2:</text:span> Ejecución de pruebas de vulnerabilidad. </text:p>
            </text:list-item>
            <text:list-item>
              <text:p text:style-name="P91"><text:span text:style-name="Strong_20_Emphasis">Fase 3:</text:span> Validación de controles de seguridad. </text:p>
            </text:list-item>
            <text:list-item>
              <text:p text:style-name="P91"><text:span text:style-name="Strong_20_Emphasis">Fase 4:</text:span> Informe final y mitigación de vulnerabilidades. </text:p>
            </text:list-item>
          </text:list>
        </text:list-item>
        <text:list-item>
          <text:p text:style-name="P90"><text:span text:style-name="Strong_20_Emphasis">Definición de Artefactos de Pruebas:</text:span> Crear los artefactos necesarios, tales como:</text:p>
          <text:list>
            <text:list-item>
              <text:p text:style-name="P91"><text:soft-page-break/><text:span text:style-name="Strong_20_Emphasis">Casos de prueba de seguridad.</text:span> </text:p>
            </text:list-item>
            <text:list-item>
              <text:p text:style-name="P91"><text:span text:style-name="Strong_20_Emphasis">Documentación de hallazgos.</text:span> </text:p>
            </text:list-item>
            <text:list-item>
              <text:p text:style-name="P91"><text:span text:style-name="Strong_20_Emphasis">Informes de evaluación de riesgos.</text:span> </text:p>
            </text:list-item>
            <text:list-item>
              <text:p text:style-name="P91"><text:span text:style-name="Strong_20_Emphasis">Protocolos de mitigación de vulnerabilidades.</text:span> </text:p>
            </text:list-item>
          </text:list>
        </text:list-item>
        <text:list-item>
          <text:p text:style-name="P90"><text:span text:style-name="Strong_20_Emphasis">Monitoreo y Ajuste:</text:span> Evaluar de manera continua el progreso y eficacia de las pruebas, ajustando el plan según sea necesario para asegurar la cobertura total de las vulnerabilidades.</text:p>
        </text:list-item>
      </text:list>
      <text:h text:style-name="Heading_20_4" text:outline-level="4"><text:span text:style-name="Strong_20_Emphasis">Entregables esperados:</text:span></text:h>
      <text:list text:style-name="L43">
        <text:list-item>
          <text:p text:style-name="P92"><text:span text:style-name="Strong_20_Emphasis">Plan de pruebas de seguridad digital</text:span> detallado. </text:p>
        </text:list-item>
        <text:list-item>
          <text:p text:style-name="P92"><text:span text:style-name="Strong_20_Emphasis">Artefactos de prueba</text:span> (casos de prueba, informes, etc.). </text:p>
        </text:list-item>
        <text:list-item>
          <text:p text:style-name="P93"><text:span text:style-name="Strong_20_Emphasis">Plan de mitigación</text:span> con plazos definidos. </text:p>
        </text:list-item>
      </text:list>
      <text:p text:style-name="Horizontal_20_Line"/>
      <text:p text:style-name="Text_20_body">Ambos RAPs buscan asegurar que la organización esté preparada para defender sus aplicaciones web frente a amenazas y cumpla con los requisitos normativos establecidos, minimizando los riesgos asociados con posibles brechas de seguridad.</text:p>
      <text:p text:style-name="P83"/>
      <text:p text:style-name="P83"/>
      <text:p text:style-name="Standard"/>
      <text:p text:style-name="P94">220501108 DIAGNÓSTICO DEL ESTADO ACTUAL DE LA SEGURIDAD DIGITAL EN APLICACIONES WEB</text:p>
      <text:p text:style-name="Standard"/>
      <text:p text:style-name="Standard">RAP 1: APLICAR MÉTODOS DE ANÁLISIS Y VALORACIÓN DE RIESGOS DE SEGURIDAD DIGITAL PARA APLICACIONES WEB, DE ACUERDO CON ESTÁNDARES Y NORMATIVA.</text:p>
      <text:p text:style-name="Standard"/>
      <text:p text:style-name="Standard">RAP 2: EVALUAR LOS RIESGOS DE SEGURIDAD DIGITAL PARA APLICACIONES WEB ACORDE CON LOS MÉTODOS DEFINIDOS</text:p>
      <text:p text:style-name="Standard"/>
      <text:h text:style-name="Heading_20_3" text:outline-level="3"><text:span text:style-name="Strong_20_Emphasis">220501108: DIAGNÓSTICO DEL ESTADO ACTUAL DE LA SEGURIDAD DIGITAL EN APLICACIONES WEB</text:span></text:h>
      <text:p text:style-name="Text_20_body">El diagnóstico del estado actual de la seguridad digital en aplicaciones web es crucial para identificar vulnerabilidades, amenazas y evaluar los riesgos asociados a las aplicaciones. Los <text:span text:style-name="Strong_20_Emphasis">RAP 1</text:span> y <text:span text:style-name="Strong_20_Emphasis">RAP 2</text:span> son fundamentales para aplicar un enfoque sistemático y normativo en este proceso.</text:p>
      <text:p text:style-name="Horizontal_20_Line"/>
      <text:h text:style-name="Heading_20_3" text:outline-level="3"><text:span text:style-name="Strong_20_Emphasis">RAP 1: APLICAR MÉTODOS DE ANÁLISIS Y VALORACIÓN DE RIESGOS DE SEGURIDAD DIGITAL PARA APLICACIONES WEB, DE ACUERDO CON ESTÁNDARES Y NORMATIVA</text:span></text:h>
      <text:p text:style-name="Text_20_body"><text:span text:style-name="Strong_20_Emphasis">Objetivo:</text:span> Aplicar métodos específicos para evaluar y valorar los riesgos de seguridad digital en aplicaciones web, basados en marcos de referencia y normas internacionales.</text:p>
      <text:h text:style-name="Heading_20_4" text:outline-level="4"><text:span text:style-name="Strong_20_Emphasis">Pasos a seguir:</text:span></text:h>
      <text:list text:style-name="L44">
        <text:list-item>
          <text:p text:style-name="P95"><text:span text:style-name="Strong_20_Emphasis">Selección de Métodos de Análisis de Riesgos:</text:span> Utilizar métodos de análisis de riesgos ampliamente aceptados que se alineen con los estándares de seguridad, como:</text:p>
          <text:list>
            <text:list-item>
              <text:p text:style-name="P96"><text:span text:style-name="Strong_20_Emphasis">OCTAVE (Operationally Critical Threat, Asset, and Vulnerability Evaluation):</text:span> Un enfoque para evaluar la seguridad de sistemas.</text:p>
            </text:list-item>
            <text:list-item>
              <text:p text:style-name="P96"><text:span text:style-name="Strong_20_Emphasis">ISO/IEC 27005:</text:span> Proporciona un marco para la gestión de riesgos en seguridad de la información.</text:p>
            </text:list-item>
            <text:list-item>
              <text:p text:style-name="P96"><text:span text:style-name="Strong_20_Emphasis">NIST SP 800-30:</text:span> Guía para realizar una evaluación de riesgos efectiva en el ámbito de la ciberseguridad.</text:p>
            </text:list-item>
            <text:list-item>
              <text:p text:style-name="P96"><text:span text:style-name="Strong_20_Emphasis">OWASP Risk Rating Methodology:</text:span> Método específico para la clasificación y valoración de riesgos de seguridad en aplicaciones web.</text:p>
            </text:list-item>
          </text:list>
        </text:list-item>
        <text:list-item>
          <text:p text:style-name="P95"><text:span text:style-name="Strong_20_Emphasis">Identificación de Activos Críticos:</text:span> Determinar los activos más valiosos para la organización (datos sensibles, infraestructuras críticas, etc.), y cuál es su rol en la aplicación web. Esto permite priorizar los riesgos que podrían afectar estos activos.</text:p>
        </text:list-item>
        <text:list-item>
          <text:p text:style-name="P95"><text:span text:style-name="Strong_20_Emphasis">Identificación de Amenazas y Vulnerabilidades:</text:span> Aplicar técnicas de análisis como:</text:p>
          <text:list>
            <text:list-item>
              <text:p text:style-name="P96"><text:span text:style-name="Strong_20_Emphasis">Escaneo de vulnerabilidades</text:span> con herramientas como <text:span text:style-name="Strong_20_Emphasis">Nessus</text:span> o <text:span text:style-name="Strong_20_Emphasis">OpenVAS</text:span> para detectar puntos débiles.</text:p>
            </text:list-item>
            <text:list-item>
              <text:p text:style-name="P96"><text:span text:style-name="Strong_20_Emphasis">Pruebas de penetración</text:span> para simular ataques reales a las aplicaciones web.</text:p>
            </text:list-item>
            <text:list-item>
              <text:p text:style-name="P96"><text:span text:style-name="Strong_20_Emphasis">Revisión del código fuente</text:span> (si se tiene acceso) para detectar errores de programación y malas prácticas.</text:p>
            </text:list-item>
          </text:list>
        </text:list-item>
        <text:list-item>
          <text:p text:style-name="P95"><text:span text:style-name="Strong_20_Emphasis">Evaluación del Impacto y Probabilidad de Riesgo:</text:span> Usar métodos cualitativos y cuantitativos para estimar:</text:p>
          <text:list>
            <text:list-item>
              <text:p text:style-name="P96"><text:soft-page-break/><text:span text:style-name="Strong_20_Emphasis">Impacto:</text:span> ¿Qué tan grave sería una vulnerabilidad explotada para la organización?</text:p>
            </text:list-item>
            <text:list-item>
              <text:p text:style-name="P96"><text:span text:style-name="Strong_20_Emphasis">Probabilidad:</text:span> ¿Cuán probable es que una amenaza específica explote esa vulnerabilidad?</text:p>
            </text:list-item>
          </text:list>
        </text:list-item>
        <text:list-item>
          <text:p text:style-name="P95"><text:span text:style-name="Strong_20_Emphasis">Asignación de Niveles de Riesgo:</text:span> Basado en la evaluación del impacto y la probabilidad, clasificar los riesgos como:</text:p>
          <text:list>
            <text:list-item>
              <text:p text:style-name="P96"><text:span text:style-name="Strong_20_Emphasis">Críticos, altos, medios o bajos.</text:span></text:p>
            </text:list-item>
            <text:list-item>
              <text:p text:style-name="P96">Utilizar matrices de riesgo para facilitar esta clasificación.</text:p>
            </text:list-item>
          </text:list>
        </text:list-item>
        <text:list-item>
          <text:p text:style-name="P95"><text:span text:style-name="Strong_20_Emphasis">Cumplimiento con Estándares y Normativas:</text:span> Asegurarse de que la metodología empleada cumpla con los estándares y normativas internacionales, tales como:</text:p>
          <text:list>
            <text:list-item>
              <text:p text:style-name="P96"><text:span text:style-name="Strong_20_Emphasis">ISO 27001:</text:span> Gestión de la seguridad de la información.</text:p>
            </text:list-item>
            <text:list-item>
              <text:p text:style-name="P96"><text:span text:style-name="Strong_20_Emphasis">GDPR:</text:span> Protección de datos personales.</text:p>
            </text:list-item>
            <text:list-item>
              <text:p text:style-name="P95"><text:span text:style-name="Strong_20_Emphasis">PCI DSS:</text:span> Para aplicaciones de procesamiento de pagos.</text:p>
            </text:list-item>
          </text:list>
        </text:list-item>
      </text:list>
      <text:h text:style-name="Heading_20_4" text:outline-level="4"><text:span text:style-name="Strong_20_Emphasis">Entregables esperados:</text:span></text:h>
      <text:list text:style-name="L45">
        <text:list-item>
          <text:p text:style-name="P97">Informe de análisis de riesgos con identificación de activos, amenazas, vulnerabilidades y riesgos clasificados.</text:p>
        </text:list-item>
        <text:list-item>
          <text:p text:style-name="P98">Mapa de riesgos con prioridades de mitigación.</text:p>
        </text:list-item>
      </text:list>
      <text:p text:style-name="Horizontal_20_Line"/>
      <text:h text:style-name="Heading_20_3" text:outline-level="3"><text:span text:style-name="Strong_20_Emphasis">RAP 2: EVALUAR LOS RIESGOS DE SEGURIDAD DIGITAL PARA APLICACIONES WEB ACORDE CON LOS MÉTODOS DEFINIDOS</text:span></text:h>
      <text:p text:style-name="Text_20_body"><text:span text:style-name="Strong_20_Emphasis">Objetivo:</text:span> Evaluar los riesgos de seguridad digital de las aplicaciones web utilizando los métodos y marcos definidos en el RAP 1.</text:p>
      <text:h text:style-name="Heading_20_4" text:outline-level="4"><text:span text:style-name="Strong_20_Emphasis">Pasos a seguir:</text:span></text:h>
      <text:list text:style-name="L46">
        <text:list-item>
          <text:p text:style-name="P99"><text:span text:style-name="Strong_20_Emphasis">Evaluación de Riesgos Identificados:</text:span> Con base en el diagnóstico y análisis inicial, evaluar la magnitud de los riesgos identificados:</text:p>
          <text:list>
            <text:list-item>
              <text:p text:style-name="P100">Realizar un análisis de brechas para determinar las diferencias entre el estado actual de la seguridad y el nivel deseado según los estándares.</text:p>
            </text:list-item>
            <text:list-item>
              <text:p text:style-name="P100">Comparar las vulnerabilidades encontradas con los activos críticos de la organización para entender el potencial impacto.</text:p>
            </text:list-item>
          </text:list>
        </text:list-item>
        <text:list-item>
          <text:p text:style-name="P99"><text:span text:style-name="Strong_20_Emphasis">Simulación de Escenarios de Amenazas:</text:span> Emplear técnicas de <text:span text:style-name="Strong_20_Emphasis">modelado de amenazas</text:span> para prever cómo las amenazas podrían explotar las vulnerabilidades en las aplicaciones web, considerando:</text:p>
          <text:list>
            <text:list-item>
              <text:p text:style-name="P100"><text:span text:style-name="Strong_20_Emphasis">Ataques de inyección</text:span> como SQLi.</text:p>
            </text:list-item>
            <text:list-item>
              <text:p text:style-name="P100"><text:span text:style-name="Strong_20_Emphasis">Explotación de vulnerabilidades XSS</text:span> (Cross-site scripting).</text:p>
            </text:list-item>
            <text:list-item>
              <text:p text:style-name="P100"><text:span text:style-name="Strong_20_Emphasis">Desbordamiento de búfer</text:span> o errores en la memoria.</text:p>
            </text:list-item>
          </text:list>
        </text:list-item>
        <text:list-item>
          <text:p text:style-name="P99"><text:span text:style-name="Strong_20_Emphasis">Realización de Pruebas de Penetración:</text:span> Conducir pruebas de penetración para evaluar las aplicaciones en un entorno controlado y simular ataques reales que exploten las vulnerabilidades identificadas.</text:p>
          <text:list>
            <text:list-item>
              <text:p text:style-name="P100"><text:span text:style-name="Strong_20_Emphasis">Pruebas automatizadas</text:span> con herramientas como <text:span text:style-name="Strong_20_Emphasis">Burp Suite</text:span> o <text:span text:style-name="Strong_20_Emphasis">OWASP ZAP</text:span> para un análisis de vulnerabilidades más detallado.</text:p>
            </text:list-item>
            <text:list-item>
              <text:p text:style-name="P100"><text:soft-page-break/><text:span text:style-name="Strong_20_Emphasis">Pruebas manuales</text:span> para identificar amenazas más complejas o avanzadas que no sean detectadas automáticamente.</text:p>
            </text:list-item>
          </text:list>
        </text:list-item>
        <text:list-item>
          <text:p text:style-name="P99"><text:span text:style-name="Strong_20_Emphasis">Evaluación del Cumplimiento de Políticas de Seguridad:</text:span> Verificar si las políticas y procedimientos de seguridad de la organización están siendo seguidos de manera efectiva en la aplicación web:</text:p>
          <text:list>
            <text:list-item>
              <text:p text:style-name="P100">Revisar configuraciones de <text:span text:style-name="Strong_20_Emphasis">autenticación</text:span> y <text:span text:style-name="Strong_20_Emphasis">autorización</text:span>.</text:p>
            </text:list-item>
            <text:list-item>
              <text:p text:style-name="P100">Verificar la implementación de políticas de <text:span text:style-name="Strong_20_Emphasis">gestión de contraseñas</text:span> seguras y encriptación de datos.</text:p>
            </text:list-item>
            <text:list-item>
              <text:p text:style-name="P100">Evaluar los controles de <text:span text:style-name="Strong_20_Emphasis">seguridad en la infraestructura</text:span> (como firewalls y sistemas de detección de intrusos).</text:p>
            </text:list-item>
          </text:list>
        </text:list-item>
        <text:list-item>
          <text:p text:style-name="P99"><text:span text:style-name="Strong_20_Emphasis">Cálculo de Riesgos Residuales:</text:span> Tras la evaluación de riesgos, calcular los <text:span text:style-name="Strong_20_Emphasis">riesgos residuales</text:span>, aquellos que persisten incluso después de aplicar las medidas de mitigación, y determinar si la organización está dispuesta a aceptarlos.</text:p>
        </text:list-item>
        <text:list-item>
          <text:p text:style-name="P99"><text:span text:style-name="Strong_20_Emphasis">Recomendación de Medidas de Mitigación:</text:span> Proponer soluciones para reducir o mitigar los riesgos encontrados:</text:p>
          <text:list>
            <text:list-item>
              <text:p text:style-name="P100"><text:span text:style-name="Strong_20_Emphasis">Mejoras en el código</text:span> para evitar vulnerabilidades comunes.</text:p>
            </text:list-item>
            <text:list-item>
              <text:p text:style-name="P100"><text:span text:style-name="Strong_20_Emphasis">Actualización de software</text:span> y sistemas de gestión de vulnerabilidades.</text:p>
            </text:list-item>
            <text:list-item>
              <text:p text:style-name="P99"><text:span text:style-name="Strong_20_Emphasis">Refuerzo de medidas de autenticación</text:span> (como la autenticación multifactor).</text:p>
            </text:list-item>
          </text:list>
        </text:list-item>
      </text:list>
      <text:h text:style-name="Heading_20_4" text:outline-level="4"><text:span text:style-name="Strong_20_Emphasis">Entregables esperados:</text:span></text:h>
      <text:list text:style-name="L47">
        <text:list-item>
          <text:p text:style-name="P101"><text:span text:style-name="Strong_20_Emphasis">Informe de evaluación de riesgos</text:span>, con un análisis detallado de cada riesgo identificado.</text:p>
        </text:list-item>
        <text:list-item>
          <text:p text:style-name="P101"><text:span text:style-name="Strong_20_Emphasis">Recomendaciones de mitigación</text:span> y un plan de acción para reducir los riesgos.</text:p>
        </text:list-item>
        <text:list-item>
          <text:p text:style-name="P102"><text:span text:style-name="Strong_20_Emphasis">Evaluación de impacto residual</text:span> con medidas de control implementadas y su efectividad.</text:p>
        </text:list-item>
      </text:list>
      <text:p text:style-name="Horizontal_20_Line"/>
      <text:h text:style-name="Heading_20_3" text:outline-level="3"><text:span text:style-name="Strong_20_Emphasis">Resumen:</text:span></text:h>
      <text:p text:style-name="Text_20_body">Ambos RAPs son fundamentales para tener un diagnóstico exhaustivo del estado de seguridad digital de las aplicaciones web. El <text:span text:style-name="Strong_20_Emphasis">RAP 1</text:span> enfoca la identificación, análisis y valoración de los riesgos, mientras que el <text:span text:style-name="Strong_20_Emphasis">RAP 2</text:span> profundiza en la evaluación detallada de los riesgos, para lo cual se debe aplicar un enfoque estructurado y alineado con los estándares y normativas relevantes. Esto permitirá que la organización obtenga una visión clara sobre las vulnerabilidades de sus aplicaciones web y las acciones necesarias para mejorar su seguridad.</text:p>
      <text:p text:style-name="Standard"/>
      <text:p text:style-name="P94">220501111 <text:s/>CONTROL DE LA SEGURIDAD DIGITAL PARA APLICACIONES WEB</text:p>
      <text:p text:style-name="Standard">RAP 1: CLASIFICAR INDICADORES, MÉTRICAS Y ALCANCE DE SEGUIMIENTO DE LA SEGURIDAD WEB SEGÚN NORMAS Y ESTÁNDARES.</text:p>
      <text:p text:style-name="Standard">RAP 2: COMPROBAR LA SEGURIDAD WEB DE ACUERDO CON LOS INDICADORES Y MÉTRICAS ESTABLECIDOS.</text:p>
      <text:p text:style-name="Standard">RAP 3: TRATAR BRECHAS DE SEGURIDAD DIGITAL EN APLICACIONES WEB DE ACUERDO CON RESULTADO DEL MONITOREO, ESTÁNDARES Y NORMATIVA.</text:p>
      <text:p text:style-name="Standard"/>
      <text:h text:style-name="Heading_20_3" text:outline-level="3"><text:span text:style-name="Strong_20_Emphasis">220501111: CONTROL DE LA SEGURIDAD DIGITAL PARA APLICACIONES WEB</text:span></text:h>
      <text:p text:style-name="Text_20_body">El control de la seguridad digital en aplicaciones web es crucial para proteger los datos y prevenir amenazas. Los <text:span text:style-name="Strong_20_Emphasis">RAP 1</text:span>, <text:span text:style-name="Strong_20_Emphasis">RAP 2</text:span> y <text:span text:style-name="Strong_20_Emphasis">RAP 3</text:span> describen procesos esenciales para medir, comprobar y gestionar la seguridad web de acuerdo con estándares y normativas. A continuación se detallan los pasos correspondientes a cada RAP.</text:p>
      <text:p text:style-name="Horizontal_20_Line"/>
      <text:h text:style-name="Heading_20_3" text:outline-level="3"><text:span text:style-name="Strong_20_Emphasis">RAP 1: CLASIFICAR INDICADORES, MÉTRICAS Y ALCANCE DE SEGUIMIENTO DE LA SEGURIDAD WEB SEGÚN NORMAS Y ESTÁNDARES</text:span></text:h>
      <text:p text:style-name="Text_20_body"><text:span text:style-name="Strong_20_Emphasis">Objetivo:</text:span> Establecer una clasificación adecuada de indicadores, métricas y el alcance de seguimiento de la seguridad web, basándose en las mejores prácticas y estándares internacionales.</text:p>
      <text:h text:style-name="Heading_20_4" text:outline-level="4"><text:span text:style-name="Strong_20_Emphasis">Pasos a seguir:</text:span></text:h>
      <text:list text:style-name="L48">
        <text:list-item>
          <text:p text:style-name="P103"><text:span text:style-name="Strong_20_Emphasis">Definir Indicadores Clave de Desempeño (KPIs) de Seguridad Web:</text:span></text:p>
          <text:list>
            <text:list-item>
              <text:p text:style-name="P104"><text:span text:style-name="Strong_20_Emphasis">KPIs de Vulnerabilidad:</text:span> Tasa de vulnerabilidades detectadas, tiempo para mitigar vulnerabilidades críticas.</text:p>
            </text:list-item>
            <text:list-item>
              <text:p text:style-name="P104"><text:span text:style-name="Strong_20_Emphasis">KPIs de Autenticación:</text:span> Tiempo de respuesta de autenticación, porcentaje de accesos no autorizados.</text:p>
            </text:list-item>
            <text:list-item>
              <text:p text:style-name="P104"><text:span text:style-name="Strong_20_Emphasis">KPIs de Respuesta ante Incidentes:</text:span> Tiempo promedio de resolución de incidentes de seguridad.</text:p>
            </text:list-item>
          </text:list>
        </text:list-item>
        <text:list-item>
          <text:p text:style-name="P103"><text:span text:style-name="Strong_20_Emphasis">Establecer Métricas para el Monitoreo Continuo de Seguridad:</text:span></text:p>
          <text:list>
            <text:list-item>
              <text:p text:style-name="P104"><text:span text:style-name="Strong_20_Emphasis">Frecuencia de escaneos de vulnerabilidades:</text:span> Por ejemplo, escaneos semanales o mensuales.</text:p>
            </text:list-item>
            <text:list-item>
              <text:p text:style-name="P104"><text:span text:style-name="Strong_20_Emphasis">Porcentaje de parches aplicados en tiempo oportuno:</text:span> Medir la rapidez con que se aplican actualizaciones de seguridad.</text:p>
            </text:list-item>
            <text:list-item>
              <text:p text:style-name="P104"><text:span text:style-name="Strong_20_Emphasis">Tasa de mitigación de amenazas:</text:span> Porcentaje de amenazas identificadas que fueron mitigadas.</text:p>
            </text:list-item>
          </text:list>
        </text:list-item>
        <text:list-item>
          <text:p text:style-name="P103"><text:span text:style-name="Strong_20_Emphasis">Clasificación de Indicadores de Seguridad según Estándares:</text:span></text:p>
          <text:list>
            <text:list-item>
              <text:p text:style-name="P104">Utilizar marcos de referencia y estándares reconocidos como:</text:p>
              <text:list>
                <text:list-item>
                  <text:p text:style-name="P104"><text:span text:style-name="Strong_20_Emphasis">OWASP Top 10:</text:span> Para identificar las vulnerabilidades más críticas.</text:p>
                </text:list-item>
                <text:list-item>
                  <text:p text:style-name="P104"><text:span text:style-name="Strong_20_Emphasis">ISO/IEC 27001</text:span>: Para los controles de gestión de la seguridad de la información.</text:p>
                </text:list-item>
                <text:list-item>
                  <text:p text:style-name="P104"><text:span text:style-name="Strong_20_Emphasis">NIST SP 800-53:</text:span> Para control y monitoreo de la seguridad en sistemas.</text:p>
                </text:list-item>
                <text:list-item>
                  <text:p text:style-name="P104"><text:span text:style-name="Strong_20_Emphasis">PCI DSS:</text:span> Para el manejo seguro de pagos electrónicos.</text:p>
                </text:list-item>
              </text:list>
            </text:list-item>
          </text:list>
        </text:list-item>
        <text:list-item>
          <text:p text:style-name="P103"><text:soft-page-break/><text:span text:style-name="Strong_20_Emphasis">Establecer Alcance de Seguimiento:</text:span></text:p>
          <text:list>
            <text:list-item>
              <text:p text:style-name="P104"><text:span text:style-name="Strong_20_Emphasis">Cobertura del Monitoreo:</text:span> Definir las áreas críticas a monitorear (autenticación, control de acceso, cifrado de datos, etc.).</text:p>
            </text:list-item>
            <text:list-item>
              <text:p text:style-name="P104"><text:span text:style-name="Strong_20_Emphasis">Frecuencia de Seguimiento:</text:span> Determinar la periodicidad de los informes de seguridad y las auditorías.</text:p>
            </text:list-item>
          </text:list>
        </text:list-item>
        <text:list-item>
          <text:p text:style-name="P103"><text:span text:style-name="Strong_20_Emphasis">Documentar Normas y Procedimientos de Seguimiento:</text:span></text:p>
          <text:list>
            <text:list-item>
              <text:p text:style-name="P104">Asegurar que las métricas y el monitoreo estén alineados con normativas de seguridad de la organización, como:</text:p>
              <text:list>
                <text:list-item>
                  <text:p text:style-name="P104"><text:span text:style-name="Strong_20_Emphasis">GDPR</text:span> (General Data Protection Regulation) si se gestionan datos personales.</text:p>
                </text:list-item>
                <text:list-item>
                  <text:p text:style-name="P103"><text:span text:style-name="Strong_20_Emphasis">SOC 2</text:span> o <text:span text:style-name="Strong_20_Emphasis">ISO 27001</text:span> para el cumplimiento de la gestión de seguridad de la información.</text:p>
                </text:list-item>
              </text:list>
            </text:list-item>
          </text:list>
        </text:list-item>
      </text:list>
      <text:h text:style-name="Heading_20_4" text:outline-level="4"><text:span text:style-name="Strong_20_Emphasis">Entregables esperados:</text:span></text:h>
      <text:list text:style-name="L49">
        <text:list-item>
          <text:p text:style-name="P105">Documento con indicadores y métricas de seguridad digital.</text:p>
        </text:list-item>
        <text:list-item>
          <text:p text:style-name="P106">Informe de seguimiento de la seguridad web con frecuencia y alcance definidos.</text:p>
        </text:list-item>
      </text:list>
      <text:p text:style-name="Horizontal_20_Line"/>
      <text:h text:style-name="Heading_20_3" text:outline-level="3"><text:span text:style-name="Strong_20_Emphasis">RAP 2: COMPROBAR LA SEGURIDAD WEB DE ACUERDO CON LOS INDICADORES Y MÉTRICAS ESTABLECIDOS</text:span></text:h>
      <text:p text:style-name="Text_20_body"><text:span text:style-name="Strong_20_Emphasis">Objetivo:</text:span> Verificar y evaluar la seguridad web de las aplicaciones mediante la comprobación de los indicadores y métricas establecidos previamente.</text:p>
      <text:h text:style-name="Heading_20_4" text:outline-level="4"><text:span text:style-name="Strong_20_Emphasis">Pasos a seguir:</text:span></text:h>
      <text:list text:style-name="L50">
        <text:list-item>
          <text:p text:style-name="P107"><text:span text:style-name="Strong_20_Emphasis">Ejecutar Herramientas de Monitoreo de Seguridad Web:</text:span></text:p>
          <text:list>
            <text:list-item>
              <text:p text:style-name="P107">Implementar herramientas automáticas para la comprobación continua de seguridad, tales como:</text:p>
              <text:list>
                <text:list-item>
                  <text:p text:style-name="P107"><text:span text:style-name="Strong_20_Emphasis">OWASP ZAP</text:span> para la detección de vulnerabilidades.</text:p>
                </text:list-item>
                <text:list-item>
                  <text:p text:style-name="P107"><text:span text:style-name="Strong_20_Emphasis">Burp Suite</text:span> para análisis dinámico de aplicaciones web.</text:p>
                </text:list-item>
                <text:list-item>
                  <text:p text:style-name="P107"><text:span text:style-name="Strong_20_Emphasis">Qualys</text:span> o <text:span text:style-name="Strong_20_Emphasis">Nessus</text:span> para escaneo de vulnerabilidades.</text:p>
                </text:list-item>
              </text:list>
            </text:list-item>
          </text:list>
        </text:list-item>
        <text:list-item>
          <text:p text:style-name="P107"><text:span text:style-name="Strong_20_Emphasis">Evaluación de Desempeño de Seguridad:</text:span></text:p>
          <text:list>
            <text:list-item>
              <text:p text:style-name="P107">Revisar el cumplimiento de las métricas y KPIs establecidos:</text:p>
              <text:list>
                <text:list-item>
                  <text:p text:style-name="P107">Por ejemplo, ¿se están mitigando las vulnerabilidades dentro del plazo especificado?</text:p>
                </text:list-item>
                <text:list-item>
                  <text:p text:style-name="P107">¿Las métricas de acceso no autorizado están dentro de los límites aceptables?</text:p>
                </text:list-item>
              </text:list>
            </text:list-item>
          </text:list>
        </text:list-item>
        <text:list-item>
          <text:p text:style-name="P107"><text:span text:style-name="Strong_20_Emphasis">Revisión de las Políticas de Seguridad:</text:span></text:p>
          <text:list>
            <text:list-item>
              <text:p text:style-name="P107">Verificar si las políticas de autenticación, cifrado de datos y control de acceso están implementadas correctamente y funcionando según lo esperado.</text:p>
            </text:list-item>
          </text:list>
        </text:list-item>
        <text:list-item>
          <text:p text:style-name="P107"><text:span text:style-name="Strong_20_Emphasis">Auditoría de Cumplimiento Normativo:</text:span></text:p>
          <text:list>
            <text:list-item>
              <text:p text:style-name="P107">Realizar auditorías para verificar que se están cumpliendo las normas y regulaciones aplicables:</text:p>
              <text:list>
                <text:list-item>
                  <text:p text:style-name="P107"><text:span text:style-name="Strong_20_Emphasis">Normas ISO/IEC 27001</text:span> para la seguridad de la información.</text:p>
                </text:list-item>
                <text:list-item>
                  <text:p text:style-name="P107"><text:span text:style-name="Strong_20_Emphasis">Normas PCI DSS</text:span> para aplicaciones de pago.</text:p>
                </text:list-item>
                <text:list-item>
                  <text:p text:style-name="P107"><text:span text:style-name="Strong_20_Emphasis">GDPR</text:span> para la protección de datos personales.</text:p>
                </text:list-item>
              </text:list>
            </text:list-item>
          </text:list>
        </text:list-item>
        <text:list-item>
          <text:p text:style-name="P107"><text:span text:style-name="Strong_20_Emphasis">Evaluación de Incidentes de Seguridad:</text:span></text:p>
          <text:list>
            <text:list-item>
              <text:p text:style-name="P107"><text:soft-page-break/>Verificar la gestión de incidentes de seguridad, revisando la efectividad de las medidas de respuesta ante incidentes:</text:p>
              <text:list>
                <text:list-item>
                  <text:p text:style-name="P107">¿Se están cumpliendo los tiempos de respuesta establecidos?</text:p>
                </text:list-item>
                <text:list-item>
                  <text:p text:style-name="P107">¿Se han resuelto de manera efectiva los incidentes de seguridad?</text:p>
                </text:list-item>
              </text:list>
            </text:list-item>
          </text:list>
        </text:list-item>
        <text:list-item>
          <text:p text:style-name="P107"><text:span text:style-name="Strong_20_Emphasis">Análisis de Reportes y Alarmas:</text:span></text:p>
          <text:list>
            <text:list-item>
              <text:p text:style-name="P108">Revisar los informes generados por las herramientas de monitoreo y las alarmas emitidas, asegurando que las alertas críticas sean tratadas con prioridad.</text:p>
            </text:list-item>
          </text:list>
        </text:list-item>
      </text:list>
      <text:h text:style-name="Heading_20_4" text:outline-level="4"><text:span text:style-name="Strong_20_Emphasis">Entregables esperados:</text:span></text:h>
      <text:list text:style-name="L51">
        <text:list-item>
          <text:p text:style-name="P109">Informe de comprobación de seguridad web.</text:p>
        </text:list-item>
        <text:list-item>
          <text:p text:style-name="P109">Resultados de auditorías de cumplimiento normativo.</text:p>
        </text:list-item>
        <text:list-item>
          <text:p text:style-name="P110">Informe de desempeño de seguridad, incluyendo la evaluación de KPIs.</text:p>
        </text:list-item>
      </text:list>
      <text:p text:style-name="Horizontal_20_Line"/>
      <text:h text:style-name="Heading_20_3" text:outline-level="3"><text:span text:style-name="Strong_20_Emphasis">RAP 3: TRATAR BRECHAS DE SEGURIDAD DIGITAL EN APLICACIONES WEB DE ACUERDO CON RESULTADO DEL MONITOREO, ESTÁNDARES Y NORMATIVA</text:span></text:h>
      <text:p text:style-name="Text_20_body"><text:span text:style-name="Strong_20_Emphasis">Objetivo:</text:span> Gestionar y tratar las brechas de seguridad digital en las aplicaciones web basándose en los resultados del monitoreo y conforme a los estándares y normativas.</text:p>
      <text:h text:style-name="Heading_20_4" text:outline-level="4"><text:span text:style-name="Strong_20_Emphasis">Pasos a seguir:</text:span></text:h>
      <text:list text:style-name="L52">
        <text:list-item>
          <text:p text:style-name="P111"><text:span text:style-name="Strong_20_Emphasis">Identificación de Brechas de Seguridad:</text:span></text:p>
          <text:list>
            <text:list-item>
              <text:p text:style-name="P112">Utilizar los resultados de los informes de monitoreo y auditoría para identificar brechas de seguridad específicas, como vulnerabilidades no mitigadas, accesos no autorizados o fallos en las políticas de autenticación.</text:p>
            </text:list-item>
          </text:list>
        </text:list-item>
        <text:list-item>
          <text:p text:style-name="P111"><text:span text:style-name="Strong_20_Emphasis">Clasificación y Priorización de Brechas:</text:span></text:p>
          <text:list>
            <text:list-item>
              <text:p text:style-name="P112">Clasificar las brechas según su nivel de gravedad, impacto en los activos críticos, y riesgo asociado:</text:p>
              <text:list>
                <text:list-item>
                  <text:p text:style-name="P112"><text:span text:style-name="Strong_20_Emphasis">Críticas:</text:span> Brechas que pueden comprometer gravemente la aplicación o los datos (por ejemplo, inyecciones SQL).</text:p>
                </text:list-item>
                <text:list-item>
                  <text:p text:style-name="P112"><text:span text:style-name="Strong_20_Emphasis">Altas:</text:span> Brechas que pueden causar daño significativo si no se abordan a tiempo.</text:p>
                </text:list-item>
                <text:list-item>
                  <text:p text:style-name="P112"><text:span text:style-name="Strong_20_Emphasis">Medias y bajas:</text:span> Brechas que requieren atención pero con menor impacto inmediato.</text:p>
                </text:list-item>
              </text:list>
            </text:list-item>
          </text:list>
        </text:list-item>
        <text:list-item>
          <text:p text:style-name="P111"><text:span text:style-name="Strong_20_Emphasis">Planificación de Respuestas a Incidentes:</text:span></text:p>
          <text:list>
            <text:list-item>
              <text:p text:style-name="P112">Desarrollar e implementar planes de acción inmediatos para tratar las brechas:</text:p>
              <text:list>
                <text:list-item>
                  <text:p text:style-name="P112">Aplicar parches y actualizaciones de seguridad necesarias.</text:p>
                </text:list-item>
                <text:list-item>
                  <text:p text:style-name="P112">Reforzar controles de acceso.</text:p>
                </text:list-item>
                <text:list-item>
                  <text:p text:style-name="P112">Revisar y mejorar los sistemas de cifrado.</text:p>
                </text:list-item>
              </text:list>
            </text:list-item>
          </text:list>
        </text:list-item>
        <text:list-item>
          <text:p text:style-name="P111"><text:span text:style-name="Strong_20_Emphasis">Mitigación de Brechas de Seguridad:</text:span></text:p>
          <text:list>
            <text:list-item>
              <text:p text:style-name="P112">Implementar medidas para mitigar o eliminar las brechas de seguridad:</text:p>
              <text:list>
                <text:list-item>
                  <text:p text:style-name="P112"><text:span text:style-name="Strong_20_Emphasis">Corrección de vulnerabilidades</text:span>: Aplicar parches de seguridad, correcciones en el código, y mejorar configuraciones.</text:p>
                </text:list-item>
                <text:list-item>
                  <text:p text:style-name="P112"><text:soft-page-break/><text:span text:style-name="Strong_20_Emphasis">Refuerzo de controles de acceso</text:span>: Reforzar políticas de autenticación y autorización.</text:p>
                </text:list-item>
                <text:list-item>
                  <text:p text:style-name="P112"><text:span text:style-name="Strong_20_Emphasis">Actualización de herramientas de monitoreo</text:span> para asegurar una cobertura completa.</text:p>
                </text:list-item>
              </text:list>
            </text:list-item>
          </text:list>
        </text:list-item>
        <text:list-item>
          <text:p text:style-name="P111"><text:span text:style-name="Strong_20_Emphasis">Verificación del Cumplimiento Normativo Post-Mitigación:</text:span></text:p>
          <text:list>
            <text:list-item>
              <text:p text:style-name="P112">Tras tratar las brechas de seguridad, realizar una verificación para garantizar que las acciones de mitigación sean conformes con los estándares y normativas pertinentes:</text:p>
              <text:list>
                <text:list-item>
                  <text:p text:style-name="P112"><text:span text:style-name="Strong_20_Emphasis">GDPR</text:span> para la protección de datos personales.</text:p>
                </text:list-item>
                <text:list-item>
                  <text:p text:style-name="P112"><text:span text:style-name="Strong_20_Emphasis">PCI DSS</text:span> para la protección de datos de tarjetas de crédito.</text:p>
                </text:list-item>
                <text:list-item>
                  <text:p text:style-name="P112"><text:span text:style-name="Strong_20_Emphasis">ISO/IEC 27001</text:span> para gestión de seguridad de la información.</text:p>
                </text:list-item>
              </text:list>
            </text:list-item>
          </text:list>
        </text:list-item>
        <text:list-item>
          <text:p text:style-name="P111"><text:span text:style-name="Strong_20_Emphasis">Informe de Tratamiento de Brechas:</text:span></text:p>
          <text:list>
            <text:list-item>
              <text:p text:style-name="P111">Documentar las acciones tomadas, los resultados y las medidas preventivas adoptadas para evitar futuras brechas.</text:p>
            </text:list-item>
          </text:list>
        </text:list-item>
      </text:list>
      <text:h text:style-name="Heading_20_4" text:outline-level="4"><text:span text:style-name="Strong_20_Emphasis">Entregables esperados:</text:span></text:h>
      <text:list text:style-name="L53">
        <text:list-item>
          <text:p text:style-name="P113">Informe detallado de las brechas de seguridad tratadas.</text:p>
        </text:list-item>
        <text:list-item>
          <text:p text:style-name="P113">Planes de mitigación de brechas de seguridad.</text:p>
        </text:list-item>
        <text:list-item>
          <text:p text:style-name="P114">Informe de verificación de cumplimiento normativo tras el tratamiento de las brechas.</text:p>
        </text:list-item>
      </text:list>
      <text:p text:style-name="Horizontal_20_Line"/>
      <text:h text:style-name="Heading_20_3" text:outline-level="3"><text:span text:style-name="Strong_20_Emphasis">Resumen:</text:span></text:h>
      <text:p text:style-name="Text_20_body">Los tres RAPs proporcionan un enfoque integral para controlar la seguridad digital en aplicaciones web. El <text:span text:style-name="Strong_20_Emphasis">RAP 1</text:span> se enfoca en clasificar y definir los indicadores y métricas, el <text:span text:style-name="Strong_20_Emphasis">RAP 2</text:span> en la comprobación continua de la seguridad basada en estos indicadores, y el <text:span text:style-name="Strong_20_Emphasis">RAP 3</text:span> en la gestión y tratamiento de brechas de seguridad de acuerdo con los resultados del monitoreo y los estándares relevantes. Implementar estos procesos garantizará que la seguridad web de las aplicaciones esté gestionada de manera efectiva, conforme a las mejores prácticas y regulaciones.</text:p>
      <text:p text:style-name="Standard"/>
      <text:p text:style-name="P46">Para abordar los <text:span text:style-name="Strong_20_Emphasis">RAPs</text:span> relacionados con la <text:span text:style-name="Strong_20_Emphasis">seguridad digital en aplicaciones web</text:span> y mejorar el control de la seguridad, es útil diseñar talleres prácticos que complementen la teoría y proporcionen habilidades prácticas en los aspectos clave de cada uno de los <text:span text:style-name="Strong_20_Emphasis">RAPs</text:span>. Aquí tienes algunas sugerencias de talleres que puedes llevar a cabo para cada uno de los <text:span text:style-name="Strong_20_Emphasis">RAPs</text:span>:</text:p>
      <text:p text:style-name="Horizontal_20_Line"/>
      <text:h text:style-name="Heading_20_3" text:outline-level="3"><text:span text:style-name="Strong_20_Emphasis">Talleres para RAP 1: Clasificar Indicadores, Métricas y Alcance de Seguimiento de la Seguridad Web</text:span></text:h>
      <text:p text:style-name="Text_20_body"><text:span text:style-name="Strong_20_Emphasis">Objetivo del taller:</text:span> Capacitar a los participantes en la creación de métricas, indicadores y en el establecimiento de un plan de seguimiento para medir la seguridad digital de las aplicaciones web.</text:p>
      <text:h text:style-name="Heading_20_4" text:outline-level="4"><text:span text:style-name="Strong_20_Emphasis">Taller 1: Diseño de Indicadores de Seguridad Web</text:span></text:h>
      <text:p text:style-name="Text_20_body"><text:span text:style-name="Strong_20_Emphasis">Contenido:</text:span></text:p>
      <text:list text:style-name="L54">
        <text:list-item>
          <text:p text:style-name="P115">Introducción a los KPIs (Indicadores Clave de Desempeño) de seguridad digital. </text:p>
        </text:list-item>
        <text:list-item>
          <text:p text:style-name="P115">Ejemplos de métricas de vulnerabilidad, control de acceso, y rendimiento de sistemas de seguridad. </text:p>
        </text:list-item>
        <text:list-item>
          <text:p text:style-name="P116">Actividades prácticas para diseñar KPIs relacionados con la autenticación, gestión de vulnerabilidades y tiempos de respuesta ante incidentes. </text:p>
        </text:list-item>
      </text:list>
      <text:p text:style-name="Text_20_body"><text:span text:style-name="Strong_20_Emphasis">Actividad práctica:</text:span></text:p>
      <text:list text:style-name="L55">
        <text:list-item>
          <text:p text:style-name="P117">Los participantes diseñan un conjunto de KPIs específicos para una aplicación web, considerando los riesgos y necesidades de la organización. </text:p>
        </text:list-item>
      </text:list>
      <text:h text:style-name="Heading_20_4" text:outline-level="4"><text:span text:style-name="Strong_20_Emphasis">Taller 2: Implementación de Herramientas de Monitoreo y Medición de Seguridad</text:span></text:h>
      <text:p text:style-name="Text_20_body"><text:span text:style-name="Strong_20_Emphasis">Contenido:</text:span></text:p>
      <text:list text:style-name="L56">
        <text:list-item>
          <text:p text:style-name="P118">Introducción a herramientas de monitoreo de seguridad como <text:span text:style-name="Strong_20_Emphasis">OWASP ZAP</text:span>, <text:span text:style-name="Strong_20_Emphasis">Burp Suite</text:span> y <text:span text:style-name="Strong_20_Emphasis">Qualys</text:span>. </text:p>
        </text:list-item>
        <text:list-item>
          <text:p text:style-name="P118">Cómo configurar herramientas de escaneo para realizar mediciones periódicas. </text:p>
        </text:list-item>
        <text:list-item>
          <text:p text:style-name="P119">Establecimiento de umbrales para los indicadores de seguridad y criterios de evaluación. </text:p>
        </text:list-item>
      </text:list>
      <text:p text:style-name="Text_20_body"><text:span text:style-name="Strong_20_Emphasis">Actividad práctica:</text:span></text:p>
      <text:list text:style-name="L57">
        <text:list-item>
          <text:p text:style-name="P120">Los participantes configuran una herramienta de monitoreo y ejecutan un escaneo en una aplicación web simulada para evaluar las vulnerabilidades. </text:p>
        </text:list-item>
      </text:list>
      <text:h text:style-name="Heading_20_4" text:outline-level="4"><text:span text:style-name="Strong_20_Emphasis">Taller 3: Auditoría de Seguridad Web y Cumplimiento Normativo</text:span></text:h>
      <text:p text:style-name="Text_20_body"><text:span text:style-name="Strong_20_Emphasis">Contenido:</text:span></text:p>
      <text:list text:style-name="L58">
        <text:list-item>
          <text:p text:style-name="P121">Proceso de auditoría de seguridad web. </text:p>
        </text:list-item>
        <text:list-item>
          <text:p text:style-name="P121">Normativas y estándares internacionales (ISO 27001, PCI DSS, GDPR, etc.). </text:p>
        </text:list-item>
        <text:list-item>
          <text:p text:style-name="P122">Cómo aplicar auditorías de seguridad y asegurarse del cumplimiento. </text:p>
        </text:list-item>
      </text:list>
      <text:p text:style-name="Text_20_body"><text:span text:style-name="Strong_20_Emphasis">Actividad práctica:</text:span></text:p>
      <text:list text:style-name="L59">
        <text:list-item>
          <text:p text:style-name="P123">Los participantes revisan una aplicación web y realizan un ejercicio de auditoría utilizando los estándares de seguridad. </text:p>
        </text:list-item>
      </text:list>
      <text:p text:style-name="Horizontal_20_Line"/>
      <text:h text:style-name="Heading_20_3" text:outline-level="3"><text:soft-page-break/><text:span text:style-name="Strong_20_Emphasis">Talleres para RAP 2: Comprobar la Seguridad Web de Acuerdo con los Indicadores y Métricas Establecidos</text:span></text:h>
      <text:p text:style-name="Text_20_body"><text:span text:style-name="Strong_20_Emphasis">Objetivo del taller:</text:span> Enseñar a los participantes a realizar comprobaciones de seguridad basadas en las métricas definidas y a interpretar los resultados.</text:p>
      <text:h text:style-name="Heading_20_4" text:outline-level="4"><text:span text:style-name="Strong_20_Emphasis">Taller 4: Realización de Pruebas de Penetración en Aplicaciones Web</text:span></text:h>
      <text:p text:style-name="Text_20_body"><text:span text:style-name="Strong_20_Emphasis">Contenido:</text:span></text:p>
      <text:list text:style-name="L60">
        <text:list-item>
          <text:p text:style-name="P124">Introducción a las pruebas de penetración. </text:p>
        </text:list-item>
        <text:list-item>
          <text:p text:style-name="P125">Técnicas básicas de pruebas de penetración en aplicaciones web, como inyecciones SQL, XSS, CSRF, etc. </text:p>
        </text:list-item>
      </text:list>
      <text:p text:style-name="Text_20_body"><text:span text:style-name="Strong_20_Emphasis">Actividad práctica:</text:span></text:p>
      <text:list text:style-name="L61">
        <text:list-item>
          <text:p text:style-name="P126">Los participantes realizan un ejercicio práctico de pruebas de penetración en una aplicación web controlada (puede ser un entorno tipo "Capture the Flag" o "Hack the Box"). </text:p>
        </text:list-item>
      </text:list>
      <text:h text:style-name="Heading_20_4" text:outline-level="4"><text:span text:style-name="Strong_20_Emphasis">Taller 5: Uso de Herramientas para Comprobación de Seguridad Web</text:span></text:h>
      <text:p text:style-name="Text_20_body"><text:span text:style-name="Strong_20_Emphasis">Contenido:</text:span></text:p>
      <text:list text:style-name="L62">
        <text:list-item>
          <text:p text:style-name="P127">Uso de herramientas de monitoreo (OWASP ZAP, Burp Suite, etc.) para comprobar indicadores de seguridad. </text:p>
        </text:list-item>
        <text:list-item>
          <text:p text:style-name="P128">Interpretación de los resultados de las herramientas de escaneo y generación de informes. </text:p>
        </text:list-item>
      </text:list>
      <text:p text:style-name="Text_20_body"><text:span text:style-name="Strong_20_Emphasis">Actividad práctica:</text:span></text:p>
      <text:list text:style-name="L63">
        <text:list-item>
          <text:p text:style-name="P129">Los participantes ejecutan un escaneo completo en una aplicación web simulada utilizando herramientas de comprobación, y analizan los resultados obtenidos. </text:p>
        </text:list-item>
      </text:list>
      <text:h text:style-name="Heading_20_4" text:outline-level="4"><text:span text:style-name="Strong_20_Emphasis">Taller 6: Análisis de Resultados y Mejora de la Seguridad</text:span></text:h>
      <text:p text:style-name="Text_20_body"><text:span text:style-name="Strong_20_Emphasis">Contenido:</text:span></text:p>
      <text:list text:style-name="L64">
        <text:list-item>
          <text:p text:style-name="P130">Análisis de los resultados obtenidos de las pruebas de seguridad y monitoreo. </text:p>
        </text:list-item>
        <text:list-item>
          <text:p text:style-name="P131">Cómo generar informes sobre el estado de la seguridad y cómo priorizar las acciones correctivas. </text:p>
        </text:list-item>
      </text:list>
      <text:p text:style-name="Text_20_body"><text:span text:style-name="Strong_20_Emphasis">Actividad práctica:</text:span></text:p>
      <text:list text:style-name="L65">
        <text:list-item>
          <text:p text:style-name="P132">Los participantes realizan un análisis de un informe de escaneo de seguridad y priorizan las acciones de mitigación a tomar según el impacto y riesgo. </text:p>
        </text:list-item>
      </text:list>
      <text:p text:style-name="Horizontal_20_Line"/>
      <text:h text:style-name="Heading_20_3" text:outline-level="3"><text:span text:style-name="Strong_20_Emphasis">Talleres para RAP 3: Tratar Brechas de Seguridad Digital en Aplicaciones Web de Acuerdo con el Resultado del Monitoreo, Estándares y Normativa</text:span></text:h>
      <text:p text:style-name="Text_20_body"><text:span text:style-name="Strong_20_Emphasis">Objetivo del taller:</text:span> Entrenar a los participantes en la gestión y tratamiento de brechas de seguridad detectadas en aplicaciones web.</text:p>
      <text:h text:style-name="Heading_20_4" text:outline-level="4"><text:span text:style-name="Strong_20_Emphasis">Taller 7: Respuesta y Mitigación ante Brechas de Seguridad</text:span></text:h>
      <text:p text:style-name="Text_20_body"><text:span text:style-name="Strong_20_Emphasis">Contenido:</text:span></text:p>
      <text:list text:style-name="L66">
        <text:list-item>
          <text:p text:style-name="P133"><text:soft-page-break/>Estrategias para tratar brechas de seguridad en aplicaciones web. </text:p>
        </text:list-item>
        <text:list-item>
          <text:p text:style-name="P133">Proceso de respuesta ante incidentes y gestión de crisis. </text:p>
        </text:list-item>
        <text:list-item>
          <text:p text:style-name="P134">Medidas correctivas y preventivas para asegurar que las brechas no se repitan. </text:p>
        </text:list-item>
      </text:list>
      <text:p text:style-name="Text_20_body"><text:span text:style-name="Strong_20_Emphasis">Actividad práctica:</text:span></text:p>
      <text:list text:style-name="L67">
        <text:list-item>
          <text:p text:style-name="P135">Simulación de un incidente de seguridad en una aplicación web, donde los participantes deben aplicar soluciones de mitigación, como parches de seguridad, configuraciones adicionales y medidas preventivas. </text:p>
        </text:list-item>
      </text:list>
      <text:h text:style-name="Heading_20_4" text:outline-level="4"><text:span text:style-name="Strong_20_Emphasis">Taller 8: Creación de un Plan de Respuesta ante Incidentes de Seguridad</text:span></text:h>
      <text:p text:style-name="Text_20_body"><text:span text:style-name="Strong_20_Emphasis">Contenido:</text:span></text:p>
      <text:list text:style-name="L68">
        <text:list-item>
          <text:p text:style-name="P136">Diseño de un plan de respuesta ante incidentes para manejar brechas de seguridad. </text:p>
        </text:list-item>
        <text:list-item>
          <text:p text:style-name="P137">Establecimiento de protocolos, roles y procedimientos en caso de un ataque o brecha. </text:p>
        </text:list-item>
      </text:list>
      <text:p text:style-name="Text_20_body"><text:span text:style-name="Strong_20_Emphasis">Actividad práctica:</text:span></text:p>
      <text:list text:style-name="L69">
        <text:list-item>
          <text:p text:style-name="P138">Los participantes desarrollan un plan de respuesta ante incidentes de seguridad para una organización ficticia y simulan la respuesta ante un escenario de brecha. </text:p>
        </text:list-item>
      </text:list>
      <text:h text:style-name="Heading_20_4" text:outline-level="4"><text:span text:style-name="Strong_20_Emphasis">Taller 9: Evaluación de la Eficiencia de las Medidas de Mitigación</text:span></text:h>
      <text:p text:style-name="Text_20_body"><text:span text:style-name="Strong_20_Emphasis">Contenido:</text:span></text:p>
      <text:list text:style-name="L70">
        <text:list-item>
          <text:p text:style-name="P139">Cómo evaluar la efectividad de las medidas de mitigación implementadas después de una brecha de seguridad. </text:p>
        </text:list-item>
        <text:list-item>
          <text:p text:style-name="P140">Revisión de las métricas de seguridad y cumplimiento post-mitigación. </text:p>
        </text:list-item>
      </text:list>
      <text:p text:style-name="Text_20_body"><text:span text:style-name="Strong_20_Emphasis">Actividad práctica:</text:span></text:p>
      <text:list text:style-name="L71">
        <text:list-item>
          <text:p text:style-name="P141">Los participantes realizan una revisión posterior a un tratamiento de brechas, analizando si las medidas adoptadas fueron eficaces y si se cumplen los estándares de seguridad. </text:p>
        </text:list-item>
      </text:list>
      <text:p text:style-name="Horizontal_20_Line"/>
      <text:h text:style-name="Heading_20_3" text:outline-level="3"><text:span text:style-name="Strong_20_Emphasis">Talleres transversales para todos los RAPs</text:span></text:h>
      <text:h text:style-name="Heading_20_4" text:outline-level="4"><text:span text:style-name="Strong_20_Emphasis">Taller de Gestión de Riesgos en Seguridad Web</text:span></text:h>
      <text:p text:style-name="Text_20_body"><text:span text:style-name="Strong_20_Emphasis">Contenido:</text:span></text:p>
      <text:list text:style-name="L72">
        <text:list-item>
          <text:p text:style-name="P142">Introducción al análisis de riesgos en aplicaciones web. </text:p>
        </text:list-item>
        <text:list-item>
          <text:p text:style-name="P143">Evaluación de impacto y probabilidad de amenazas y vulnerabilidades. </text:p>
        </text:list-item>
      </text:list>
      <text:p text:style-name="Text_20_body"><text:span text:style-name="Strong_20_Emphasis">Actividad práctica:</text:span></text:p>
      <text:list text:style-name="L73">
        <text:list-item>
          <text:p text:style-name="P144">Los participantes realizan un análisis de riesgos para una aplicación web ficticia, clasificando las amenazas y estableciendo prioridades de mitigación. </text:p>
        </text:list-item>
      </text:list>
      <text:h text:style-name="Heading_20_4" text:outline-level="4"><text:span text:style-name="Strong_20_Emphasis">Taller de Actualización y Gestión de Vulnerabilidades</text:span></text:h>
      <text:p text:style-name="Text_20_body"><text:span text:style-name="Strong_20_Emphasis">Contenido:</text:span></text:p>
      <text:list text:style-name="L74">
        <text:list-item>
          <text:p text:style-name="P145">Procedimientos para aplicar parches de seguridad y actualizaciones en aplicaciones web. </text:p>
        </text:list-item>
        <text:list-item>
          <text:p text:style-name="P146">Estrategias para gestionar vulnerabilidades de forma proactiva. </text:p>
        </text:list-item>
      </text:list>
      <text:p text:style-name="Text_20_body"><text:soft-page-break/><text:span text:style-name="Strong_20_Emphasis">Actividad práctica:</text:span></text:p>
      <text:list text:style-name="L75">
        <text:list-item>
          <text:p text:style-name="P147">Los participantes simulan la aplicación de parches de seguridad y revisan cómo gestionar vulnerabilidades a largo plazo. </text:p>
        </text:list-item>
      </text:list>
      <text:p text:style-name="Horizontal_20_Line"/>
      <text:h text:style-name="Heading_20_3" text:outline-level="3"><text:span text:style-name="Strong_20_Emphasis">Conclusión:</text:span></text:h>
      <text:p text:style-name="Text_20_body">Estos talleres proporcionan una experiencia práctica para trabajar con los aspectos esenciales de la seguridad digital en aplicaciones web, cubriendo desde el diseño de indicadores y métricas hasta el tratamiento de brechas y el cumplimiento de normativas. Implementando estos talleres, los participantes pueden desarrollar habilidades claves en la gestión de la seguridad digital, mejorar la protección de las aplicaciones web y asegurar el cumplimiento con estándares y normativas internacionales.</text:p>
      <text:p text:style-name="Standard"/>
      <text:p text:style-name="P46">El perfil de los <text:span text:style-name="Strong_20_Emphasis">instructores</text:span> para los talleres sobre <text:span text:style-name="Strong_20_Emphasis">seguridad digital en aplicaciones web</text:span> debe estar cuidadosamente diseñado, ya que la naturaleza técnica y especializada del tema requiere una combinación de habilidades tanto <text:span text:style-name="Strong_20_Emphasis">técnicas</text:span> como <text:span text:style-name="Strong_20_Emphasis">pedagógicas</text:span>. Los instructores deben ser expertos en seguridad informática, con experiencia práctica, y deben ser capaces de transmitir conocimientos de manera clara y efectiva. A continuación, te detallo el perfil ideal para los instructores que liderarán estos talleres:</text:p>
      <text:h text:style-name="Heading_20_3" text:outline-level="3"><text:span text:style-name="Strong_20_Emphasis">1. Formación Académica:</text:span></text:h>
      <text:h text:style-name="Heading_20_4" text:outline-level="4"><text:span text:style-name="Strong_20_Emphasis">Requisitos Mínimos:</text:span></text:h>
      <text:list text:style-name="L76">
        <text:list-item>
          <text:p text:style-name="P148"><text:span text:style-name="Strong_20_Emphasis">Grado universitario en áreas relacionadas</text:span> con la informática, ingeniería de software, o seguridad de la información. Títulos como <text:span text:style-name="Strong_20_Emphasis">Ingeniero en Sistemas, Ciencias de la Computación, o Ingeniería en Seguridad Informática</text:span> son altamente recomendables. </text:p>
        </text:list-item>
      </text:list>
      <text:h text:style-name="Heading_20_4" text:outline-level="4"><text:span text:style-name="Strong_20_Emphasis">Certificaciones relevantes:</text:span></text:h>
      <text:list text:style-name="L77">
        <text:list-item>
          <text:p text:style-name="P149"><text:span text:style-name="Strong_20_Emphasis">Certificaciones específicas en seguridad informática</text:span>, como: </text:p>
          <text:list>
            <text:list-item>
              <text:p text:style-name="P149"><text:span text:style-name="Strong_20_Emphasis">CISSP (Certified Information Systems Security Professional)</text:span>. </text:p>
            </text:list-item>
            <text:list-item>
              <text:p text:style-name="P149"><text:span text:style-name="Strong_20_Emphasis">CEH (Certified Ethical Hacker)</text:span>. </text:p>
            </text:list-item>
            <text:list-item>
              <text:p text:style-name="P149"><text:span text:style-name="Strong_20_Emphasis">OSCP (Offensive Security Certified Professional)</text:span>. </text:p>
            </text:list-item>
            <text:list-item>
              <text:p text:style-name="P149"><text:span text:style-name="Strong_20_Emphasis">CompTIA Security+</text:span>. </text:p>
            </text:list-item>
            <text:list-item>
              <text:p text:style-name="P149"><text:span text:style-name="Strong_20_Emphasis">ISO/IEC 27001 Lead Implementer</text:span>. </text:p>
            </text:list-item>
            <text:list-item>
              <text:p text:style-name="P149"><text:span text:style-name="Strong_20_Emphasis">GIAC Web Application Penetration Tester (GWAPT)</text:span>. </text:p>
            </text:list-item>
            <text:list-item>
              <text:p text:style-name="P150"><text:span text:style-name="Strong_20_Emphasis">Certified Secure Software Lifecycle Professional (CSSLP)</text:span>. </text:p>
            </text:list-item>
          </text:list>
        </text:list-item>
      </text:list>
      <text:p text:style-name="Text_20_body">Estas certificaciones son una excelente validación de su conocimiento técnico y competencia en las áreas clave de seguridad digital y ciberseguridad.</text:p>
      <text:h text:style-name="Heading_20_3" text:outline-level="3"><text:span text:style-name="Strong_20_Emphasis">2. Experiencia Profesional:</text:span></text:h>
      <text:h text:style-name="Heading_20_4" text:outline-level="4"><text:span text:style-name="Strong_20_Emphasis">Experiencia mínima recomendada:</text:span></text:h>
      <text:list text:style-name="L78">
        <text:list-item>
          <text:p text:style-name="P151"><text:span text:style-name="Strong_20_Emphasis">3-5 años de experiencia práctica</text:span> en el campo de la <text:span text:style-name="Strong_20_Emphasis">seguridad informática</text:span>, específicamente trabajando con <text:span text:style-name="Strong_20_Emphasis">aplicaciones web</text:span>, sistemas de gestión de vulnerabilidades y seguridad de la información. </text:p>
        </text:list-item>
      </text:list>
      <text:h text:style-name="Heading_20_4" text:outline-level="4"><text:span text:style-name="Strong_20_Emphasis">Experiencia en áreas específicas:</text:span></text:h>
      <text:list text:style-name="L79">
        <text:list-item>
          <text:p text:style-name="P152"><text:span text:style-name="Strong_20_Emphasis">Pruebas de penetración (Penetration Testing)</text:span>: Conocimiento en herramientas como <text:span text:style-name="Strong_20_Emphasis">OWASP ZAP</text:span>, <text:span text:style-name="Strong_20_Emphasis">Burp Suite</text:span>, <text:span text:style-name="Strong_20_Emphasis">Nessus</text:span>, <text:span text:style-name="Strong_20_Emphasis">Kali Linux</text:span>, entre otras. </text:p>
        </text:list-item>
        <text:list-item>
          <text:p text:style-name="P152"><text:span text:style-name="Strong_20_Emphasis">Desarrollo seguro y revisiones de código</text:span>: Experiencia en programación segura, conocimiento de las <text:span text:style-name="Strong_20_Emphasis">mejores prácticas de desarrollo seguro</text:span>, y revisión de código fuente para detectar vulnerabilidades. </text:p>
        </text:list-item>
        <text:list-item>
          <text:p text:style-name="P152"><text:span text:style-name="Strong_20_Emphasis">Gestión de riesgos y normativas</text:span>: Experiencia en la aplicación de marcos de trabajo y normativas como <text:span text:style-name="Strong_20_Emphasis">OWASP</text:span>, <text:span text:style-name="Strong_20_Emphasis">ISO 27001</text:span>, <text:span text:style-name="Strong_20_Emphasis">PCI DSS</text:span>, <text:span text:style-name="Strong_20_Emphasis">NIST SP 800-53</text:span>, <text:span text:style-name="Strong_20_Emphasis">GDPR</text:span>. </text:p>
        </text:list-item>
        <text:list-item>
          <text:p text:style-name="P153"><text:span text:style-name="Strong_20_Emphasis">Gestión de incidentes de seguridad</text:span>: Experiencia en la implementación de planes de respuesta ante incidentes y en la gestión de crisis de seguridad en aplicaciones web. </text:p>
        </text:list-item>
      </text:list>
      <text:h text:style-name="Heading_20_4" text:outline-level="4"><text:soft-page-break/><text:span text:style-name="Strong_20_Emphasis">Experiencia docente:</text:span></text:h>
      <text:list text:style-name="L80">
        <text:list-item>
          <text:p text:style-name="P154"><text:span text:style-name="Strong_20_Emphasis">Experiencia previa en la enseñanza de temas técnicos</text:span>, idealmente en <text:span text:style-name="Strong_20_Emphasis">cursos de seguridad informática</text:span>, <text:span text:style-name="Strong_20_Emphasis">seguridad web</text:span>, <text:span text:style-name="Strong_20_Emphasis">ciberseguridad</text:span> o <text:span text:style-name="Strong_20_Emphasis">desarrollo de software seguro</text:span>. </text:p>
        </text:list-item>
        <text:list-item>
          <text:p text:style-name="P155">Capacidad para <text:span text:style-name="Strong_20_Emphasis">traducir conceptos técnicos complejos</text:span> en un lenguaje comprensible para los estudiantes, con la habilidad de enseñar tanto a novatos como a personas con mayor experiencia en la materia. </text:p>
        </text:list-item>
      </text:list>
      <text:h text:style-name="Heading_20_3" text:outline-level="3"><text:span text:style-name="Strong_20_Emphasis">3. Habilidades Técnicas Específicas:</text:span></text:h>
      <text:h text:style-name="Heading_20_4" text:outline-level="4"><text:span text:style-name="Strong_20_Emphasis">Conocimiento profundo de la seguridad en aplicaciones web:</text:span></text:h>
      <text:list text:style-name="L81">
        <text:list-item>
          <text:p text:style-name="P156"><text:span text:style-name="Strong_20_Emphasis">Vulnerabilidades comunes en aplicaciones web</text:span>: Amplio conocimiento de las vulnerabilidades más frecuentes y peligrosas según <text:span text:style-name="Strong_20_Emphasis">OWASP Top 10</text:span>, tales como <text:span text:style-name="Strong_20_Emphasis">inyección SQL</text:span>, <text:span text:style-name="Strong_20_Emphasis">cross-site scripting (XSS)</text:span>, <text:span text:style-name="Strong_20_Emphasis">cross-site request forgery (CSRF)</text:span>, <text:span text:style-name="Strong_20_Emphasis">Broken Authentication</text:span>, <text:span text:style-name="Strong_20_Emphasis">Sensitive Data Exposure</text:span>, etc. </text:p>
        </text:list-item>
        <text:list-item>
          <text:p text:style-name="P156"><text:span text:style-name="Strong_20_Emphasis">Habilidades prácticas con herramientas de análisis de seguridad</text:span>: Experiencia con herramientas de escaneo y análisis de seguridad como <text:span text:style-name="Strong_20_Emphasis">Burp Suite</text:span>, <text:span text:style-name="Strong_20_Emphasis">OWASP ZAP</text:span>, <text:span text:style-name="Strong_20_Emphasis">Nikto</text:span>, <text:span text:style-name="Strong_20_Emphasis">Nessus</text:span>, entre otras. </text:p>
        </text:list-item>
        <text:list-item>
          <text:p text:style-name="P157"><text:span text:style-name="Strong_20_Emphasis">Cifrado y protección de datos</text:span>: Conocimiento profundo de las técnicas y estándares de cifrado (como <text:span text:style-name="Strong_20_Emphasis">SSL/TLS</text:span>, <text:span text:style-name="Strong_20_Emphasis">AES</text:span>, <text:span text:style-name="Strong_20_Emphasis">RSA</text:span>) y su implementación en aplicaciones web. </text:p>
        </text:list-item>
      </text:list>
      <text:h text:style-name="Heading_20_4" text:outline-level="4"><text:span text:style-name="Strong_20_Emphasis">Conocimiento de las mejores prácticas en seguridad web:</text:span></text:h>
      <text:list text:style-name="L82">
        <text:list-item>
          <text:p text:style-name="P158">Estrategias de defensa en profundidad (<text:span text:style-name="Strong_20_Emphasis">Defensa por capas</text:span>). </text:p>
        </text:list-item>
        <text:list-item>
          <text:p text:style-name="P158">Buenas prácticas de <text:span text:style-name="Strong_20_Emphasis">desarrollo seguro</text:span> y manejo de autenticación, control de acceso, validación de entradas y gestión de sesiones. </text:p>
        </text:list-item>
        <text:list-item>
          <text:p text:style-name="P159"><text:span text:style-name="Strong_20_Emphasis">Gestión de vulnerabilidades</text:span>: Conocimiento en herramientas de gestión de vulnerabilidades, como <text:span text:style-name="Strong_20_Emphasis">Qualys</text:span>, <text:span text:style-name="Strong_20_Emphasis">Nessus</text:span>, <text:span text:style-name="Strong_20_Emphasis">OpenVAS</text:span>, y su uso en la detección y mitigación de fallos de seguridad. </text:p>
        </text:list-item>
      </text:list>
      <text:h text:style-name="Heading_20_4" text:outline-level="4"><text:span text:style-name="Strong_20_Emphasis">Familiaridad con normativas y estándares de seguridad:</text:span></text:h>
      <text:list text:style-name="L83">
        <text:list-item>
          <text:p text:style-name="P160">Conocimiento y experiencia en <text:span text:style-name="Strong_20_Emphasis">normativas de seguridad y privacidad</text:span> como <text:span text:style-name="Strong_20_Emphasis">ISO 27001</text:span>, <text:span text:style-name="Strong_20_Emphasis">PCI DSS</text:span>, <text:span text:style-name="Strong_20_Emphasis">GDPR</text:span>, <text:span text:style-name="Strong_20_Emphasis">SOC 2</text:span>, <text:span text:style-name="Strong_20_Emphasis">NIST 800-53</text:span>, etc. </text:p>
        </text:list-item>
      </text:list>
      <text:h text:style-name="Heading_20_4" text:outline-level="4"><text:span text:style-name="Strong_20_Emphasis">Conocimiento en pruebas de seguridad:</text:span></text:h>
      <text:list text:style-name="L84">
        <text:list-item>
          <text:p text:style-name="P161"><text:span text:style-name="Strong_20_Emphasis">Pruebas de penetración (Pen Test)</text:span> y análisis de código fuente para identificar vulnerabilidades. </text:p>
        </text:list-item>
        <text:list-item>
          <text:p text:style-name="P162"><text:span text:style-name="Strong_20_Emphasis">Simulación de ataques cibernéticos</text:span> y evaluación de la defensa de la aplicación web. </text:p>
        </text:list-item>
      </text:list>
      <text:h text:style-name="Heading_20_3" text:outline-level="3"><text:span text:style-name="Strong_20_Emphasis">4. Habilidades Pedagógicas y de Comunicación:</text:span></text:h>
      <text:h text:style-name="Heading_20_4" text:outline-level="4"><text:span text:style-name="Strong_20_Emphasis">Capacidad de comunicación:</text:span></text:h>
      <text:list text:style-name="L85">
        <text:list-item>
          <text:p text:style-name="P163">Habilidad para explicar conceptos complejos de manera <text:span text:style-name="Strong_20_Emphasis">clara y accesible</text:span> para los estudiantes con diferentes niveles de conocimiento. </text:p>
        </text:list-item>
        <text:list-item>
          <text:p text:style-name="P163">Capacidad de realizar <text:span text:style-name="Strong_20_Emphasis">presentaciones técnicas</text:span> efectivas, tanto en formato presencial como virtual. </text:p>
        </text:list-item>
        <text:list-item>
          <text:p text:style-name="P164"><text:soft-page-break/>Uso de <text:span text:style-name="Strong_20_Emphasis">materiales visuales</text:span> (como presentaciones, diagramas, casos prácticos) para hacer más comprensible el contenido. </text:p>
        </text:list-item>
      </text:list>
      <text:h text:style-name="Heading_20_4" text:outline-level="4"><text:span text:style-name="Strong_20_Emphasis">Enseñanza práctica:</text:span></text:h>
      <text:list text:style-name="L86">
        <text:list-item>
          <text:p text:style-name="P165">Habilidad para <text:span text:style-name="Strong_20_Emphasis">guiar a los estudiantes en ejercicios prácticos</text:span>, como simulaciones de ataques, escaneos de seguridad, análisis de vulnerabilidades, y revisión de códigos. </text:p>
        </text:list-item>
        <text:list-item>
          <text:p text:style-name="P166">Capacidad para fomentar la <text:span text:style-name="Strong_20_Emphasis">participación activa</text:span> de los estudiantes, utilizando ejercicios interactivos y estudios de caso para aplicar los conocimientos adquiridos. </text:p>
        </text:list-item>
      </text:list>
      <text:h text:style-name="Heading_20_4" text:outline-level="4"><text:span text:style-name="Strong_20_Emphasis">Orientación al aprendizaje autónomo:</text:span></text:h>
      <text:list text:style-name="L87">
        <text:list-item>
          <text:p text:style-name="P167">Capacidad para fomentar el aprendizaje autónomo mediante la asignación de actividades prácticas y el uso de recursos adicionales como <text:span text:style-name="Strong_20_Emphasis">documentación técnica</text:span>, tutoriales y laboratorios virtuales. </text:p>
        </text:list-item>
        <text:list-item>
          <text:p text:style-name="P168">Proveer feedback constructivo durante los ejercicios prácticos, promoviendo la mejora continua. </text:p>
        </text:list-item>
      </text:list>
      <text:h text:style-name="Heading_20_3" text:outline-level="3"><text:span text:style-name="Strong_20_Emphasis">5. Actitudes y Competencias Profesionales:</text:span></text:h>
      <text:list text:style-name="L88">
        <text:list-item>
          <text:p text:style-name="P169"><text:span text:style-name="Strong_20_Emphasis">Compromiso con la actualización continua</text:span>: Dado que la <text:span text:style-name="Strong_20_Emphasis">seguridad digital</text:span> es un campo que está en constante evolución, es crucial que los instructores se mantengan actualizados con las últimas amenazas, vulnerabilidades, y técnicas de mitigación. </text:p>
        </text:list-item>
        <text:list-item>
          <text:p text:style-name="P169"><text:span text:style-name="Strong_20_Emphasis">Orientación al trabajo en equipo</text:span>: Capacidad de colaborar con otros profesionales de seguridad informática y personal administrativo para organizar y mejorar los talleres. </text:p>
        </text:list-item>
        <text:list-item>
          <text:p text:style-name="P170"><text:span text:style-name="Strong_20_Emphasis">Ética profesional</text:span>: Enseñar la importancia de la ética en la seguridad digital, promoviendo el uso responsable y legal de las herramientas y conocimientos adquiridos. </text:p>
        </text:list-item>
      </text:list>
      <text:h text:style-name="Heading_20_3" text:outline-level="3"><text:span text:style-name="Strong_20_Emphasis">6. Experiencia en la gestión de proyectos de seguridad:</text:span></text:h>
      <text:list text:style-name="L89">
        <text:list-item>
          <text:p text:style-name="P171">Conocimientos sobre <text:span text:style-name="Strong_20_Emphasis">gestión de proyectos</text:span> de seguridad web, incluyendo la planificación de auditorías, la implementación de medidas correctivas y la gestión del ciclo de vida de la seguridad de las aplicaciones. </text:p>
        </text:list-item>
      </text:list>
      <text:p text:style-name="Horizontal_20_Line"/>
      <text:h text:style-name="Heading_20_3" text:outline-level="3"><text:span text:style-name="Strong_20_Emphasis">Resumen del perfil ideal para instructores:</text:span></text:h>
      <text:p text:style-name="Text_20_body">Un instructor para talleres de seguridad digital en aplicaciones web debe ser un <text:span text:style-name="Strong_20_Emphasis">profesional altamente capacitado</text:span> en <text:span text:style-name="Strong_20_Emphasis">ciberseguridad</text:span>, con un enfoque práctico y experiencia en el manejo de <text:span text:style-name="Strong_20_Emphasis">aplicaciones web</text:span>, <text:span text:style-name="Strong_20_Emphasis">gestión de vulnerabilidades</text:span> y <text:span text:style-name="Strong_20_Emphasis">respuesta a incidentes</text:span>. Debe tener <text:span text:style-name="Strong_20_Emphasis">certificaciones reconocidas</text:span>, habilidades pedagógicas para enseñar de manera clara y efectiva, y la capacidad de actualizarse continuamente sobre los cambios en el panorama de la seguridad. Este perfil garantiza que los participantes no solo adquieran conocimientos teóricos, sino también habilidades prácticas que puedan aplicar en entornos reales de trabaj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A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A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Times New Roman" fo:font-family="'Times New Roman'" style:font-family-generic="roman" style:font-pitch="variable" fo:font-size="10pt" fo:font-weight="bold" style:font-name-asian="NSimSun1"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Times New Roman" fo:font-family="'Times New Roman'" style:font-family-generic="roman" style:font-pitch="variable" fo:font-size="7pt" fo:font-weight="bold" style:font-name-asian="NSimSun1" style:font-family-asian="NSimSun" style:font-family-generic-asian="system" style:font-pitch-asian="variable" style:font-size-asian="7pt" style:font-weight-asian="bold" style:font-name-complex="Arial2"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Times New Roman" fo:font-family="'Times New Roman'"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2T19:31:43.240000000</meta:creation-date>
    <dc:date>2024-11-22T20:48:55.355000000</dc:date>
    <meta:editing-duration>PT1H17M9S</meta:editing-duration>
    <meta:editing-cycles>11</meta:editing-cycles>
    <meta:generator>LibreOffice/24.8.3.2$Windows_x86 LibreOffice_project/48a6bac9e7e268aeb4c3483fcf825c94556d9f92</meta:generator>
    <meta:document-statistic meta:table-count="0" meta:image-count="0" meta:object-count="0" meta:page-count="33" meta:paragraph-count="696" meta:word-count="9224" meta:character-count="61973" meta:non-whitespace-character-count="53853"/>
  </office:meta>
</office:document-meta>
</file>